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4189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9717in"/>
    </style:style>
    <style:style style:name="co6" style:family="table-column">
      <style:table-column-properties fo:break-before="auto" style:column-width="0.5311in"/>
    </style:style>
    <style:style style:name="co7" style:family="table-column">
      <style:table-column-properties fo:break-before="auto" style:column-width="0.4161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8091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4957in" fo:break-before="auto" style:use-optimal-row-height="true"/>
    </style:style>
    <style:style style:name="ro6" style:family="table-row">
      <style:table-row-properties style:row-height="1.1307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10" style:family="table-cell" style:parent-style-name="Default">
      <style:text-properties fo:color="#999999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5" style:family="table-cell" style:parent-style-name="Default">
      <style:text-properties fo:color="#808080"/>
    </style:style>
    <style:style style:name="ce9" style:family="table-cell" style:parent-style-name="Default">
      <style:text-properties fo:color="#b2b2b2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5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32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52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37" style:family="table-cell" style:parent-style-name="Default">
      <style:text-properties fo:color="#ff0000" fo:font-weight="bold" style:font-weight-asian="bold" style:font-weight-complex="bold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2" style:family="table-cell" style:parent-style-name="Default" style:data-style-name="N125">
      <style:text-properties fo:color="#000000"/>
    </style:style>
    <style:style style:name="ce46" style:family="table-cell" style:parent-style-name="Default" style:data-style-name="N125">
      <style:text-properties fo:color="#000000" fo:font-weight="bold" style:font-weight-asian="bold" style:font-weight-complex="bold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48" style:family="table-cell" style:parent-style-name="Default" style:data-style-name="N104">
      <style:text-properties fo:color="#000000"/>
    </style:style>
    <style:style style:name="ce49" style:family="table-cell" style:parent-style-name="Default" style:data-style-name="N104"/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6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color="#808080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45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1" table:default-cell-style-name="Default"/>
        <table:table-column table:style-name="co16" table:number-columns-repeated="19" table:default-cell-style-name="Default"/>
        <table:table-row table:style-name="ro1">
          <table:table-cell table:number-columns-repeated="2"/>
          <table:table-cell table:style-name="ce27"/>
          <table:table-cell table:style-name="ce35" table:number-columns-repeated="3"/>
          <table:table-cell table:style-name="ce52"/>
          <table:table-cell/>
          <table:table-cell table:style-name="ce41"/>
          <table:table-cell table:style-name="ce47"/>
          <table:table-cell table:style-name="ce51" office:value-type="float" office:value="25" calcext:value-type="float">
            <text:p>25</text:p>
          </table:table-cell>
          <table:table-cell table:style-name="ce35" table:number-columns-repeated="34"/>
          <table:table-cell table:number-columns-repeated="19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7" office:value-type="string" calcext:value-type="string">
            <text:p>Supplier</text:p>
          </table:table-cell>
          <table:table-cell table:style-name="ce35" office:value-type="string" calcext:value-type="string">
            <text:p>Part Number</text:p>
          </table:table-cell>
          <table:table-cell table:style-name="ce27" office:value-type="string" calcext:value-type="string">
            <text:p>Value</text:p>
          </table:table-cell>
          <table:table-cell table:style-name="ce35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35" office:value-type="string" calcext:value-type="string">
            <text:p>QTY</text:p>
            <text:p>Required</text:p>
            <text:p>For n LiBCMs</text:p>
          </table:table-cell>
          <table:table-cell table:style-name="ce35" office:value-type="string" calcext:value-type="string">
            <text:p>QTY on hand</text:p>
          </table:table-cell>
          <table:table-cell table:style-name="ce35" office:value-type="string" calcext:value-type="string">
            <text:p>Additional</text:p>
            <text:p>parts to Order for n</text:p>
            <text:p>LiBCMs</text:p>
          </table:table-cell>
          <table:table-cell table:style-name="ce35" office:value-type="string" calcext:value-type="string">
            <text:p>Need more</text:p>
            <text:p>for QTY6 protos?</text:p>
          </table:table-cell>
          <table:table-cell table:style-name="ce35" table:number-columns-repeated="30"/>
          <table:table-cell table:number-columns-repeated="19"/>
        </table:table-row>
        <table:table-row table:style-name="ro3">
          <table:table-cell table:style-name="ce36" office:value-type="string" calcext:value-type="string">
            <text:p>Pick &amp; Place</text:p>
          </table:table-cell>
          <table:table-cell/>
          <table:table-cell table:style-name="ce27"/>
          <table:table-cell table:style-name="ce35"/>
          <table:table-cell table:style-name="ce27"/>
          <table:table-cell table:style-name="ce35"/>
          <table:table-cell table:style-name="ce52"/>
          <table:table-cell/>
          <table:table-cell table:style-name="ce41"/>
          <table:table-cell table:style-name="ce47" table:number-columns-repeated="2"/>
          <table:table-cell table:style-name="ce35" table:number-columns-repeated="34"/>
          <table:table-cell table:number-columns-repeated="19"/>
        </table:table-row>
        <table:table-row table:style-name="ro3"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Raw PCB</text:p>
          </table:table-cell>
          <table:table-cell office:value-type="string" calcext:value-type="string">
            <text:p>Seeedstudio</text:p>
          </table:table-cell>
          <table:table-cell office:value-type="string" calcext:value-type="string">
            <text:p>RevB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1.93" calcext:value-type="currency">
            <text:p>$11.930</text:p>
          </table:table-cell>
          <table:table-cell table:style-name="ce48" table:formula="of:=[.I4]*[.H4]" office:value-type="currency" office:currency="USD" office:value="11.93" calcext:value-type="currency">
            <text:p>$11.93</text:p>
          </table:table-cell>
          <table:table-cell table:style-name="ce48" table:formula="of:=[.J4]*[.K$1]" office:value-type="currency" office:currency="USD" office:value="298.25" calcext:value-type="currency">
            <text:p>$298.25</text:p>
          </table:table-cell>
          <table:table-cell table:formula="of:=[.H4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X(0;([.L4]-[.M4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3.30KCRTR-ND</text:p>
          </table:table-cell>
          <table:table-cell table:style-name="ce6" office:value-type="string" calcext:value-type="string">
            <text:p>3.3k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5]*[.H5]" office:value-type="currency" office:currency="USD" office:value="0.45152" calcext:value-type="currency">
            <text:p>$0.45</text:p>
          </table:table-cell>
          <table:table-cell table:style-name="ce48" table:formula="of:=[.J5]*[.K$1]" office:value-type="currency" office:currency="USD" office:value="11.288" calcext:value-type="currency">
            <text:p>$11.29</text:p>
          </table:table-cell>
          <table:table-cell table:formula="of:=[.H5]*[.$K$1]" office:value-type="float" office:value="2075" calcext:value-type="float">
            <text:p>2075</text:p>
          </table:table-cell>
          <table:table-cell office:value-type="float" office:value="10000" calcext:value-type="float">
            <text:p>10000</text:p>
          </table:table-cell>
          <table:table-cell table:formula="of:=MAX(0;([.L5]-[.M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82.0CRTR-ND</text:p>
          </table:table-cell>
          <table:table-cell table:style-name="ce6" office:value-type="float" office:value="82" calcext:value-type="float">
            <text:p>82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6]*[.H6]" office:value-type="currency" office:currency="USD" office:value="0.44064" calcext:value-type="currency">
            <text:p>$0.44</text:p>
          </table:table-cell>
          <table:table-cell table:style-name="ce48" table:formula="of:=[.J6]*[.K$1]" office:value-type="currency" office:currency="USD" office:value="11.016" calcext:value-type="currency">
            <text:p>$11.02</text:p>
          </table:table-cell>
          <table:table-cell table:formula="of:=[.H6]*[.$K$1]" office:value-type="float" office:value="2025" calcext:value-type="float">
            <text:p>2025</text:p>
          </table:table-cell>
          <table:table-cell office:value-type="float" office:value="10000" calcext:value-type="float">
            <text:p>10000</text:p>
          </table:table-cell>
          <table:table-cell table:formula="of:=MAX(0;([.L6]-[.M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RJ-12ZYJ750U</text:p>
          </table:table-cell>
          <table:table-cell table:style-name="ce6" office:value-type="float" office:value="75" calcext:value-type="float">
            <text:p>75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42" office:value-type="currency" office:currency="USD" office:value="0.03174" calcext:value-type="currency">
            <text:p>$0.032</text:p>
          </table:table-cell>
          <table:table-cell table:style-name="ce48" table:formula="of:=[.I7]*[.H7]" office:value-type="currency" office:currency="USD" office:value="1.93614" calcext:value-type="currency">
            <text:p>$1.94</text:p>
          </table:table-cell>
          <table:table-cell table:style-name="ce48" table:formula="of:=[.J7]*[.K$1]" office:value-type="currency" office:currency="USD" office:value="48.4035" calcext:value-type="currency">
            <text:p>$48.40</text:p>
          </table:table-cell>
          <table:table-cell table:formula="of:=[.H7]*[.$K$1]" office:value-type="float" office:value="1525" calcext:value-type="float">
            <text:p>1525</text:p>
          </table:table-cell>
          <table:table-cell office:value-type="float" office:value="5000" calcext:value-type="float">
            <text:p>5000</text:p>
          </table:table-cell>
          <table:table-cell table:formula="of:=MAX(0;([.L7]-[.M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6" office:value-type="string" calcext:value-type="string">
            <text:p><text:a xlink:href="mailto:10k@250mW" xlink:type="simple">10k@250mW</text:a>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42" office:value-type="currency" office:currency="USD" office:value="0.00459" calcext:value-type="currency">
            <text:p>$0.005</text:p>
          </table:table-cell>
          <table:table-cell table:style-name="ce48" table:formula="of:=[.I8]*[.H8]" office:value-type="currency" office:currency="USD" office:value="0.12393" calcext:value-type="currency">
            <text:p>$0.12</text:p>
          </table:table-cell>
          <table:table-cell table:style-name="ce48" table:formula="of:=[.J8]*[.K$1]" office:value-type="currency" office:currency="USD" office:value="3.09825" calcext:value-type="currency">
            <text:p>$3.10</text:p>
          </table:table-cell>
          <table:table-cell table:formula="of:=[.H8]*[.$K$1]" office:value-type="float" office:value="675" calcext:value-type="float">
            <text:p>675</text:p>
          </table:table-cell>
          <table:table-cell office:value-type="float" office:value="5000" calcext:value-type="float">
            <text:p>5000</text:p>
          </table:table-cell>
          <table:table-cell table:formula="of:=MAX(0;([.L8]-[.M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.00KCRTR-ND</text:p>
          </table:table-cell>
          <table:table-cell table:style-name="ce6" office:value-type="string" calcext:value-type="string">
            <text:p>1k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9]*[.H9]" office:value-type="currency" office:currency="USD" office:value="0.08704" calcext:value-type="currency">
            <text:p>$0.09</text:p>
          </table:table-cell>
          <table:table-cell table:style-name="ce48" table:formula="of:=[.J9]*[.K$1]" office:value-type="currency" office:currency="USD" office:value="2.176" calcext:value-type="currency">
            <text:p>$2.18</text:p>
          </table:table-cell>
          <table:table-cell table:formula="of:=[.H9]*[.$K$1]" office:value-type="float" office:value="400" calcext:value-type="float">
            <text:p>400</text:p>
          </table:table-cell>
          <table:table-cell office:value-type="float" office:value="5000" calcext:value-type="float">
            <text:p>5000</text:p>
          </table:table-cell>
          <table:table-cell table:formula="of:=MAX(0;([.L9]-[.M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RJ-P06J104V</text:p>
          </table:table-cell>
          <table:table-cell table:style-name="ce6" office:value-type="string" calcext:value-type="string">
            <text:p>100k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6" office:value-type="currency" office:currency="USD" office:value="0.01408" calcext:value-type="currency">
            <text:p>$0.014</text:p>
          </table:table-cell>
          <table:table-cell table:style-name="ce48" table:formula="of:=[.I10]*[.H10]" office:value-type="currency" office:currency="USD" office:value="0.1408" calcext:value-type="currency">
            <text:p>$0.14</text:p>
          </table:table-cell>
          <table:table-cell table:style-name="ce48" table:formula="of:=[.J10]*[.K$1]" office:value-type="currency" office:currency="USD" office:value="3.52" calcext:value-type="currency">
            <text:p>$3.52</text:p>
          </table:table-cell>
          <table:table-cell table:formula="of:=[.H10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10]-[.M1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1206JT5M10</text:p>
          </table:table-cell>
          <table:table-cell table:style-name="ce6" office:value-type="string" calcext:value-type="string">
            <text:p>5M1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2" office:value-type="currency" office:currency="USD" office:value="0.00371" calcext:value-type="currency">
            <text:p>$0.004</text:p>
          </table:table-cell>
          <table:table-cell table:style-name="ce48" table:formula="of:=[.I11]*[.H11]" office:value-type="currency" office:currency="USD" office:value="0.0371" calcext:value-type="currency">
            <text:p>$0.04</text:p>
          </table:table-cell>
          <table:table-cell table:style-name="ce48" table:formula="of:=[.J11]*[.K$1]" office:value-type="currency" office:currency="USD" office:value="0.9275" calcext:value-type="currency">
            <text:p>$0.93</text:p>
          </table:table-cell>
          <table:table-cell table:formula="of:=[.H11]*[.$K$1]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table:formula="of:=MAX(0;([.L11]-[.M1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20ARCT-ND</text:p>
          </table:table-cell>
          <table:table-cell table:style-name="ce6" office:value-type="float" office:value="220" calcext:value-type="float">
            <text:p>220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00468" calcext:value-type="currency">
            <text:p>$0.005</text:p>
          </table:table-cell>
          <table:table-cell table:style-name="ce48" table:formula="of:=[.I12]*[.H12]" office:value-type="currency" office:currency="USD" office:value="0.0234" calcext:value-type="currency">
            <text:p>$0.02</text:p>
          </table:table-cell>
          <table:table-cell table:style-name="ce48" table:formula="of:=[.J12]*[.K$1]" office:value-type="currency" office:currency="USD" office:value="0.585" calcext:value-type="currency">
            <text:p>$0.59</text:p>
          </table:table-cell>
          <table:table-cell table:formula="of:=[.H12]*[.$K$1]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table:formula="of:=MAX(0;([.L12]-[.M1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71K5</text:p>
          </table:table-cell>
          <table:table-cell table:style-name="ce6" office:value-type="string" calcext:value-type="string">
            <text:p>71.5k</text:p>
          </table:table-cell>
          <table:table-cell table:style-name="ce13" office:value-type="float" office:value="0.65" calcext:value-type="float">
            <text:p>0.6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2" office:value-type="currency" office:currency="USD" office:value="0.0035" calcext:value-type="currency">
            <text:p>$0.004</text:p>
          </table:table-cell>
          <table:table-cell table:style-name="ce48" table:formula="of:=[.I13]*[.H13]" office:value-type="currency" office:currency="USD" office:value="0.014" calcext:value-type="currency">
            <text:p>$0.01</text:p>
          </table:table-cell>
          <table:table-cell table:style-name="ce48" table:formula="of:=[.J13]*[.K$1]" office:value-type="currency" office:currency="USD" office:value="0.35" calcext:value-type="currency">
            <text:p>$0.35</text:p>
          </table:table-cell>
          <table:table-cell table:formula="of:=[.H13]*[.$K$1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formula="of:=MAX(0;([.L13]-[.M1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20CRCT-ND</text:p>
          </table:table-cell>
          <table:table-cell table:style-name="ce6" office:value-type="float" office:value="120" calcext:value-type="float">
            <text:p>120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14]*[.H14]" office:value-type="currency" office:currency="USD" office:value="0.04896" calcext:value-type="currency">
            <text:p>$0.05</text:p>
          </table:table-cell>
          <table:table-cell table:style-name="ce48" table:formula="of:=[.J14]*[.K$1]" office:value-type="currency" office:currency="USD" office:value="1.224" calcext:value-type="currency">
            <text:p>$1.22</text:p>
          </table:table-cell>
          <table:table-cell table:formula="of:=[.H14]*[.$K$1]" office:value-type="float" office:value="225" calcext:value-type="float">
            <text:p>225</text:p>
          </table:table-cell>
          <table:table-cell office:value-type="float" office:value="5000" calcext:value-type="float">
            <text:p>5000</text:p>
          </table:table-cell>
          <table:table-cell table:formula="of:=MAX(0;([.L14]-[.M1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541-20.0KTCT-ND</text:p>
          </table:table-cell>
          <table:table-cell table:style-name="ce22" office:value-type="string" calcext:value-type="string">
            <text:p>20k@500mW</text:p>
          </table:table-cell>
          <table:table-cell table:style-name="ce13" office:value-type="float" office:value="0.5" calcext:value-type="float">
            <text:p>0.5</text:p>
          </table:table-cell>
          <table:table-cell table:style-name="ce14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46" office:value-type="currency" office:currency="USD" office:value="0.03622" calcext:value-type="currency">
            <text:p>$0.036</text:p>
          </table:table-cell>
          <table:table-cell table:style-name="ce48" table:formula="of:=[.I15]*[.H15]" office:value-type="currency" office:currency="USD" office:value="0.07244" calcext:value-type="currency">
            <text:p>$0.07</text:p>
          </table:table-cell>
          <table:table-cell table:style-name="ce48" table:formula="of:=[.J15]*[.K$1]" office:value-type="currency" office:currency="USD" office:value="1.811" calcext:value-type="currency">
            <text:p>$1.81</text:p>
          </table:table-cell>
          <table:table-cell table:formula="of:=[.H15]*[.$K$1]" office:value-type="float" office:value="50" calcext:value-type="float">
            <text:p>5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L15]-[.M1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15-2-ND</text:p>
          </table:table-cell>
          <table:table-cell table:style-name="ce6" office:value-type="string" calcext:value-type="string">
            <text:p>10n</text:p>
          </table:table-cell>
          <table:table-cell table:style-name="ce13" office:value-type="float" office:value="0.75" calcext:value-type="float">
            <text:p>0.7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style-name="ce46" office:value-type="currency" office:currency="USD" office:value="0.00984" calcext:value-type="currency">
            <text:p>$0.010</text:p>
          </table:table-cell>
          <table:table-cell table:style-name="ce48" table:formula="of:=[.I16]*[.H16]" office:value-type="currency" office:currency="USD" office:value="0.64944" calcext:value-type="currency">
            <text:p>$0.65</text:p>
          </table:table-cell>
          <table:table-cell table:style-name="ce48" table:formula="of:=[.J16]*[.K$1]" office:value-type="currency" office:currency="USD" office:value="16.236" calcext:value-type="currency">
            <text:p>$16.24</text:p>
          </table:table-cell>
          <table:table-cell table:formula="of:=[.H16]*[.$K$1]" office:value-type="float" office:value="1650" calcext:value-type="float">
            <text:p>1650</text:p>
          </table:table-cell>
          <table:table-cell office:value-type="float" office:value="8000" calcext:value-type="float">
            <text:p>8000</text:p>
          </table:table-cell>
          <table:table-cell table:formula="of:=MAX(0;([.L16]-[.M1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447-2-ND</text:p>
          </table:table-cell>
          <table:table-cell table:style-name="ce6" office:value-type="string" calcext:value-type="string">
            <text:p>100n</text:p>
          </table:table-cell>
          <table:table-cell office:value-type="float" office:value="0.95" calcext:value-type="float">
            <text:p>0.9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46" office:value-type="currency" office:currency="USD" office:value="0.05122" calcext:value-type="currency">
            <text:p>$0.051</text:p>
          </table:table-cell>
          <table:table-cell table:style-name="ce48" table:formula="of:=[.I17]*[.H17]" office:value-type="currency" office:currency="USD" office:value="1.22928" calcext:value-type="currency">
            <text:p>$1.23</text:p>
          </table:table-cell>
          <table:table-cell table:style-name="ce48" table:formula="of:=[.J17]*[.K$1]" office:value-type="currency" office:currency="USD" office:value="30.732" calcext:value-type="currency">
            <text:p>$30.73</text:p>
          </table:table-cell>
          <table:table-cell table:formula="of:=[.H17]*[.$K$1]" office:value-type="float" office:value="600" calcext:value-type="float">
            <text:p>600</text:p>
          </table:table-cell>
          <table:table-cell office:value-type="float" office:value="4000" calcext:value-type="float">
            <text:p>4000</text:p>
          </table:table-cell>
          <table:table-cell table:formula="of:=MAX(0;([.L17]-[.M1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66-2-ND</text:p>
          </table:table-cell>
          <table:table-cell table:style-name="ce6" office:value-type="string" calcext:value-type="string">
            <text:p>1u</text:p>
          </table:table-cell>
          <table:table-cell office:value-type="float" office:value="1.35" calcext:value-type="float">
            <text:p>1.3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46" office:value-type="currency" office:currency="USD" office:value="0.01699" calcext:value-type="currency">
            <text:p>$0.017</text:p>
          </table:table-cell>
          <table:table-cell table:style-name="ce48" table:formula="of:=[.I18]*[.H18]" office:value-type="currency" office:currency="USD" office:value="0.39077" calcext:value-type="currency">
            <text:p>$0.39</text:p>
          </table:table-cell>
          <table:table-cell table:style-name="ce48" table:formula="of:=[.J18]*[.K$1]" office:value-type="currency" office:currency="USD" office:value="9.76925" calcext:value-type="currency">
            <text:p>$9.77</text:p>
          </table:table-cell>
          <table:table-cell table:formula="of:=[.H18]*[.$K$1]" office:value-type="float" office:value="575" calcext:value-type="float">
            <text:p>575</text:p>
          </table:table-cell>
          <table:table-cell office:value-type="float" office:value="2000" calcext:value-type="float">
            <text:p>2000</text:p>
          </table:table-cell>
          <table:table-cell table:formula="of:=MAX(0;([.L18]-[.M1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3391-2-ND</text:p>
          </table:table-cell>
          <table:table-cell table:style-name="ce6" office:value-type="string" calcext:value-type="string">
            <text:p>22u</text:p>
          </table:table-cell>
          <table:table-cell office:value-type="float" office:value="2.7" calcext:value-type="float">
            <text:p>2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6" office:value-type="currency" office:currency="USD" office:value="0.22283" calcext:value-type="currency">
            <text:p>$0.223</text:p>
          </table:table-cell>
          <table:table-cell table:style-name="ce48" table:formula="of:=[.I19]*[.H19]" office:value-type="currency" office:currency="USD" office:value="2.2283" calcext:value-type="currency">
            <text:p>$2.23</text:p>
          </table:table-cell>
          <table:table-cell table:style-name="ce48" table:formula="of:=[.J19]*[.K$1]" office:value-type="currency" office:currency="USD" office:value="55.7075" calcext:value-type="currency">
            <text:p>$55.71</text:p>
          </table:table-cell>
          <table:table-cell table:formula="of:=[.H19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19]-[.M1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829-1-ND</text:p>
          </table:table-cell>
          <table:table-cell table:style-name="ce6" office:value-type="string" calcext:value-type="string">
            <text:p>20p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6" office:value-type="currency" office:currency="USD" office:value="0.0208" calcext:value-type="currency">
            <text:p>$0.021</text:p>
          </table:table-cell>
          <table:table-cell table:style-name="ce48" table:formula="of:=[.I20]*[.H20]" office:value-type="currency" office:currency="USD" office:value="0.1248" calcext:value-type="currency">
            <text:p>$0.12</text:p>
          </table:table-cell>
          <table:table-cell table:style-name="ce48" table:formula="of:=[.J20]*[.K$1]" office:value-type="currency" office:currency="USD" office:value="3.12" calcext:value-type="currency">
            <text:p>$3.12</text:p>
          </table:table-cell>
          <table:table-cell table:formula="of:=[.H20]*[.$K$1]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formula="of:=MAX(0;([.L20]-[.M2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 - HV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GA5K4X7R2J223K130AA</text:p>
          </table:table-cell>
          <table:table-cell table:style-name="ce6" office:value-type="string" calcext:value-type="string">
            <text:p>22n</text:p>
          </table:table-cell>
          <table:table-cell office:value-type="float" office:value="1.5" calcext:value-type="float">
            <text:p>1.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46" office:value-type="currency" office:currency="USD" office:value="0.0792" calcext:value-type="currency">
            <text:p>$0.079</text:p>
          </table:table-cell>
          <table:table-cell table:style-name="ce48" table:formula="of:=[.I21]*[.H21]" office:value-type="currency" office:currency="USD" office:value="1.3464" calcext:value-type="currency">
            <text:p>$1.35</text:p>
          </table:table-cell>
          <table:table-cell table:style-name="ce48" table:formula="of:=[.J21]*[.K$1]" office:value-type="currency" office:currency="USD" office:value="33.66" calcext:value-type="currency">
            <text:p>$33.66</text:p>
          </table:table-cell>
          <table:table-cell table:formula="of:=[.H21]*[.$K$1]" office:value-type="float" office:value="425" calcext:value-type="float">
            <text:p>425</text:p>
          </table:table-cell>
          <table:table-cell office:value-type="float" office:value="2050" calcext:value-type="float">
            <text:p>2050</text:p>
          </table:table-cell>
          <table:table-cell table:formula="of:=MAX(0;([.L21]-[.M2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BMS Discharge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RSC002P03T316</text:p>
            <text:p><text:span text:style-name="T2">DMP3099L</text:span></text:p>
          </table:table-cell>
          <table:table-cell table:style-name="ce6" office:value-type="string" calcext:value-type="string">
            <text:p>PFET</text:p>
          </table:table-cell>
          <table:table-cell office:value-type="float" office:value="1.1" calcext:value-type="float">
            <text:p>1.1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style-name="ce42" office:value-type="currency" office:currency="USD" office:value="0.0506" calcext:value-type="currency">
            <text:p>$0.051</text:p>
          </table:table-cell>
          <table:table-cell table:style-name="ce48" table:formula="of:=[.I22]*[.H22]" office:value-type="currency" office:currency="USD" office:value="3.0866" calcext:value-type="currency">
            <text:p>$3.09</text:p>
          </table:table-cell>
          <table:table-cell table:style-name="ce48" table:formula="of:=[.J22]*[.K$1]" office:value-type="currency" office:currency="USD" office:value="77.165" calcext:value-type="currency">
            <text:p>$77.17</text:p>
          </table:table-cell>
          <table:table-cell table:formula="of:=[.H22]*[.$K$1]" office:value-type="float" office:value="1525" calcext:value-type="float">
            <text:p>1525</text:p>
          </table:table-cell>
          <table:table-cell office:value-type="float" office:value="6000" calcext:value-type="float">
            <text:p>6000</text:p>
          </table:table-cell>
          <table:table-cell table:formula="of:=MAX(0;([.L22]-[.M2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ST-C171GKT</text:p>
          </table:table-cell>
          <table:table-cell table:style-name="ce6" office:value-type="string" calcext:value-type="string">
            <text:p>Green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42" office:value-type="currency" office:currency="USD" office:value="0.04747" calcext:value-type="currency">
            <text:p>$0.047</text:p>
          </table:table-cell>
          <table:table-cell table:style-name="ce48" table:formula="of:=[.I23]*[.H23]" office:value-type="currency" office:currency="USD" office:value="0.52217" calcext:value-type="currency">
            <text:p>$0.52</text:p>
          </table:table-cell>
          <table:table-cell table:style-name="ce48" table:formula="of:=[.J23]*[.K$1]" office:value-type="currency" office:currency="USD" office:value="13.05425" calcext:value-type="currency">
            <text:p>$13.05</text:p>
          </table:table-cell>
          <table:table-cell table:formula="of:=[.H23]*[.$K$1]" office:value-type="float" office:value="275" calcext:value-type="float">
            <text:p>275</text:p>
          </table:table-cell>
          <table:table-cell office:value-type="float" office:value="500" calcext:value-type="float">
            <text:p>500</text:p>
          </table:table-cell>
          <table:table-cell table:formula="of:=MAX(0;([.L23]-[.M2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5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Open Drain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6" office:value-type="string" calcext:value-type="string">
            <text:p>NFET</text:p>
          </table:table-cell>
          <table:table-cell office:value-type="float" office:value="0.8" calcext:value-type="float">
            <text:p>0.8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2" office:value-type="currency" office:currency="USD" office:value="0.099" calcext:value-type="currency">
            <text:p>$0.099</text:p>
          </table:table-cell>
          <table:table-cell table:style-name="ce48" table:formula="of:=[.I24]*[.H24]" office:value-type="currency" office:currency="USD" office:value="0.891" calcext:value-type="currency">
            <text:p>$0.89</text:p>
          </table:table-cell>
          <table:table-cell table:style-name="ce48" table:formula="of:=[.J24]*[.K$1]" office:value-type="currency" office:currency="USD" office:value="22.275" calcext:value-type="currency">
            <text:p>$22.28</text:p>
          </table:table-cell>
          <table:table-cell table:formula="of:=[.H24]*[.$K$1]" office:value-type="float" office:value="225" calcext:value-type="float">
            <text:p>225</text:p>
          </table:table-cell>
          <table:table-cell office:value-type="float" office:value="3100" calcext:value-type="float">
            <text:p>3100</text:p>
          </table:table-cell>
          <table:table-cell table:formula="of:=MAX(0;([.L24]-[.M2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LTC 5V Genera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CP56-16T1GOSTR-ND</text:p>
          </table:table-cell>
          <table:table-cell table:style-name="ce6" office:value-type="string" calcext:value-type="string">
            <text:p>NPN</text:p>
          </table:table-cell>
          <table:table-cell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10215" calcext:value-type="currency">
            <text:p>$0.102</text:p>
          </table:table-cell>
          <table:table-cell table:style-name="ce48" table:formula="of:=[.I25]*[.H25]" office:value-type="currency" office:currency="USD" office:value="0.51075" calcext:value-type="currency">
            <text:p>$0.51</text:p>
          </table:table-cell>
          <table:table-cell table:style-name="ce48" table:formula="of:=[.J25]*[.K$1]" office:value-type="currency" office:currency="USD" office:value="12.76875" calcext:value-type="currency">
            <text:p>$12.77</text:p>
          </table:table-cell>
          <table:table-cell table:formula="of:=[.H25]*[.$K$1]" office:value-type="float" office:value="125" calcext:value-type="float">
            <text:p>125</text:p>
          </table:table-cell>
          <table:table-cell office:value-type="float" office:value="1025" calcext:value-type="float">
            <text:p>1025</text:p>
          </table:table-cell>
          <table:table-cell table:formula="of:=MAX(0;([.L25]-[.M2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B12K00103KBB</text:p>
          </table:table-cell>
          <table:table-cell table:style-name="ce6" office:value-type="string" calcext:value-type="string">
            <text:p>Temp10k</text:p>
          </table:table-cell>
          <table:table-cell office:value-type="float" office:value="1.25" calcext:value-type="float">
            <text:p>1.2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13932" calcext:value-type="currency">
            <text:p>$0.139</text:p>
          </table:table-cell>
          <table:table-cell table:style-name="ce48" table:formula="of:=[.I26]*[.H26]" office:value-type="currency" office:currency="USD" office:value="0.6966" calcext:value-type="currency">
            <text:p>$0.70</text:p>
          </table:table-cell>
          <table:table-cell table:style-name="ce48" table:formula="of:=[.J26]*[.K$1]" office:value-type="currency" office:currency="USD" office:value="17.415" calcext:value-type="currency">
            <text:p>$17.42</text:p>
          </table:table-cell>
          <table:table-cell table:formula="of:=[.H26]*[.$K$1]" office:value-type="float" office:value="125" calcext:value-type="float">
            <text:p>125</text:p>
          </table:table-cell>
          <table:table-cell office:value-type="float" office:value="525" calcext:value-type="float">
            <text:p>525</text:p>
          </table:table-cell>
          <table:table-cell table:formula="of:=MAX(0;([.L26]-[.M2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Flyback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4148WRHGTR-ND</text:p>
          </table:table-cell>
          <table:table-cell table:style-name="ce25"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0.03085" calcext:value-type="currency">
            <text:p>$0.031</text:p>
          </table:table-cell>
          <table:table-cell table:style-name="ce48" table:formula="of:=[.I27]*[.H27]" office:value-type="currency" office:currency="USD" office:value="0.09255" calcext:value-type="currency">
            <text:p>$0.09</text:p>
          </table:table-cell>
          <table:table-cell table:style-name="ce48" table:formula="of:=[.J27]*[.K$1]" office:value-type="currency" office:currency="USD" office:value="2.31375" calcext:value-type="currency">
            <text:p>$2.31</text:p>
          </table:table-cell>
          <table:table-cell table:formula="of:=[.H27]*[.$K$1]" office:value-type="float" office:value="75" calcext:value-type="float">
            <text:p>75</text:p>
          </table:table-cell>
          <table:table-cell office:value-type="float" office:value="3100" calcext:value-type="float">
            <text:p>3100</text:p>
          </table:table-cell>
          <table:table-cell table:formula="of:=MAX(0;([.L27]-[.M2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6820HMS#PBF-ND</text:p>
          </table:table-cell>
          <table:table-cell table:style-name="ce6" office:value-type="string" calcext:value-type="string">
            <text:p>LTC6820</text:p>
          </table:table-cell>
          <table:table-cell office:value-type="float" office:value="1.1" calcext:value-type="float">
            <text:p>1.1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0435" calcext:value-type="currency">
            <text:p>$5.044</text:p>
          </table:table-cell>
          <table:table-cell table:style-name="ce48" table:formula="of:=[.I28]*[.H28]" office:value-type="currency" office:currency="USD" office:value="5.0435" calcext:value-type="currency">
            <text:p>$5.04</text:p>
          </table:table-cell>
          <table:table-cell table:style-name="ce48" table:formula="of:=[.J28]*[.K$1]" office:value-type="currency" office:currency="USD" office:value="126.0875" calcext:value-type="currency">
            <text:p>$126.09</text:p>
          </table:table-cell>
          <table:table-cell table:formula="of:=[.H28]*[.$K$1]"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table:formula="of:=MAX(0;([.L28]-[.M2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ML Tip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6804IG-2</text:p>
          </table:table-cell>
          <table:table-cell table:style-name="ce6" office:value-type="string" calcext:value-type="string">
            <text:p>LTC6804-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ray0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16.07" calcext:value-type="currency">
            <text:p>$16.070</text:p>
          </table:table-cell>
          <table:table-cell table:style-name="ce48" table:formula="of:=[.I29]*[.H29]" office:value-type="currency" office:currency="USD" office:value="80.35" calcext:value-type="currency">
            <text:p>$80.35</text:p>
          </table:table-cell>
          <table:table-cell table:style-name="ce48" table:formula="of:=[.J29]*[.K$1]" office:value-type="currency" office:currency="USD" office:value="2008.75" calcext:value-type="currency">
            <text:p>$2,008.75</text:p>
          </table:table-cell>
          <table:table-cell table:formula="of:=[.H29]*[.$K$1]" office:value-type="float" office:value="125" calcext:value-type="float">
            <text:p>125</text:p>
          </table:table-cell>
          <table:table-cell office:value-type="float" office:value="510" calcext:value-type="float">
            <text:p>510</text:p>
          </table:table-cell>
          <table:table-cell table:formula="of:=MAX(0;([.L29]-[.M2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5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ce36" office:value-type="string" calcext:value-type="string">
            <text:p>Subtotal</text:p>
            <text:p>To This</text:p>
            <text:p>Line</text:p>
          </table:table-cell>
          <table:table-cell table:style-name="ce49" table:formula="of:=SUM([.J4:.J29])" office:value-type="currency" office:currency="USD" office:value="112.46813" calcext:value-type="currency">
            <text:p>$112.47</text:p>
          </table:table-cell>
          <table:table-cell table:style-name="Default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5">
          <table:table-cell table:style-name="ce36" office:value-type="string" calcext:value-type="string">
            <text:p>SMT</text:p>
            <text:p>Ideally P&amp;P</text:p>
            <text:p>Hand Placed</text:p>
          </table:table-cell>
          <table:table-cell table:style-name="ce36"/>
          <table:table-cell table:number-columns-repeated="2"/>
          <table:table-cell table:style-name="ce6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RS48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1487CS8#PBF-ND</text:p>
          </table:table-cell>
          <table:table-cell table:style-name="ce6" office:value-type="string" calcext:value-type="string">
            <text:p>In Tube</text:p>
          </table:table-cell>
          <table:table-cell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I34]*[.H34]" office:value-type="currency" office:currency="USD" office:value="7.0692" calcext:value-type="currency">
            <text:p>$7.07</text:p>
          </table:table-cell>
          <table:table-cell table:style-name="ce48" table:formula="of:=[.J34]*[.K$1]" office:value-type="currency" office:currency="USD" office:value="176.73" calcext:value-type="currency">
            <text:p>$176.73</text:p>
          </table:table-cell>
          <table:table-cell table:formula="of:=[.H34]*[.$K$1]"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table:formula="of:=MAX(0;([.L34]-[.M3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0564" calcext:value-type="currency">
            <text:p>$2.056</text:p>
          </table:table-cell>
          <table:table-cell table:style-name="ce48" table:formula="of:=[.I35]*[.H35]" office:value-type="currency" office:currency="USD" office:value="2.0564" calcext:value-type="currency">
            <text:p>$2.06</text:p>
          </table:table-cell>
          <table:table-cell table:style-name="ce48" table:formula="of:=[.J35]*[.K$1]" office:value-type="currency" office:currency="USD" office:value="51.41" calcext:value-type="currency">
            <text:p>$51.41</text:p>
          </table:table-cell>
          <table:table-cell table:style-name="ce14" table:formula="of:=[.H35]*[.$K$1]" office:value-type="float" office:value="25" calcext:value-type="float">
            <text:p>2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L35]-[.M3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9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Buck Converte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AP63205WU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6095" calcext:value-type="currency">
            <text:p>$0.610</text:p>
          </table:table-cell>
          <table:table-cell table:style-name="ce48" table:formula="of:=[.I36]*[.H36]" office:value-type="currency" office:currency="USD" office:value="0.6095" calcext:value-type="currency">
            <text:p>$0.61</text:p>
          </table:table-cell>
          <table:table-cell table:style-name="ce48" table:formula="of:=[.J36]*[.K$1]" office:value-type="currency" office:currency="USD" office:value="15.2375" calcext:value-type="currency">
            <text:p>$15.24</text:p>
          </table:table-cell>
          <table:table-cell table:formula="of:=[.H36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36]-[.M3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5V Zen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SZ5233B</text:p>
          </table:table-cell>
          <table:table-cell table:style-name="ce6"/>
          <table:table-cell office:value-type="float" office:value="1.25" calcext:value-type="float">
            <text:p>1.25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I37]*[.H37]" office:value-type="currency" office:currency="USD" office:value="0.1003" calcext:value-type="currency">
            <text:p>$0.10</text:p>
          </table:table-cell>
          <table:table-cell table:style-name="ce48" table:formula="of:=[.J37]*[.K$1]" office:value-type="currency" office:currency="USD" office:value="2.5075" calcext:value-type="currency">
            <text:p>$2.51</text:p>
          </table:table-cell>
          <table:table-cell table:formula="of:=[.H37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37]-[.M3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DCDC Ferrit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5925-1-N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I38]*[.H38]" office:value-type="currency" office:currency="USD" office:value="0.24416" calcext:value-type="currency">
            <text:p>$0.24</text:p>
          </table:table-cell>
          <table:table-cell table:style-name="ce48" table:formula="of:=[.J38]*[.K$1]" office:value-type="currency" office:currency="USD" office:value="6.104" calcext:value-type="currency">
            <text:p>$6.10</text:p>
          </table:table-cell>
          <table:table-cell table:formula="of:=[.H38]*[.$K$1]"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table:formula="of:=MAX(0;([.L38]-[.M3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22" office:value-type="string" calcext:value-type="string"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3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I39]*[.H39]" office:value-type="currency" office:currency="USD" office:value="0.27128" calcext:value-type="currency">
            <text:p>$0.27</text:p>
          </table:table-cell>
          <table:table-cell table:style-name="ce48" table:formula="of:=[.J39]*[.K$1]" office:value-type="currency" office:currency="USD" office:value="6.782" calcext:value-type="currency">
            <text:p>$6.78</text:p>
          </table:table-cell>
          <table:table-cell table:formula="of:=[.H39]*[.$K$1]" office:value-type="float" office:value="50" calcext:value-type="float">
            <text:p>5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L39]-[.M3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3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7.32KCRTR-ND</text:p>
          </table:table-cell>
          <table:table-cell table:style-name="ce28" office:value-type="string" calcext:value-type="string">
            <text:p>7.32k</text:p>
          </table:table-cell>
          <table:table-cell office:value-type="float" office:value="0.6" calcext:value-type="float">
            <text:p>0.6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40]*[.H40]" office:value-type="currency" office:currency="USD" office:value="0.00544" calcext:value-type="currency">
            <text:p>$0.01</text:p>
          </table:table-cell>
          <table:table-cell table:style-name="ce48" table:formula="of:=[.J40]*[.K$1]" office:value-type="currency" office:currency="USD" office:value="0.136" calcext:value-type="currency">
            <text:p>$0.14</text:p>
          </table:table-cell>
          <table:table-cell table:formula="of:=[.H40]*[.$K$1]"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table:formula="of:=MAX(0;([.L40]-[.M4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table:number-columns-repeated="2"/>
          <table:table-cell table:number-columns-repeated="2"/>
          <table:table-cell table:style-name="ce8"/>
          <table:table-cell/>
          <table:table-cell table:style-name="ce37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5">
          <table:table-cell table:style-name="ce4" table:number-columns-repeated="2"/>
          <table:table-cell table:number-columns-repeated="2"/>
          <table:table-cell table:style-name="ce8"/>
          <table:table-cell/>
          <table:table-cell table:style-name="ce37"/>
          <table:table-cell/>
          <table:table-cell table:style-name="ce36" office:value-type="string" calcext:value-type="string">
            <text:p>Subtotal</text:p>
            <text:p>To This</text:p>
            <text:p>Line</text:p>
          </table:table-cell>
          <table:table-cell table:style-name="ce48" table:formula="of:=SUM([.J34:.J40])+[.J31]" office:value-type="currency" office:currency="USD" office:value="122.82441" calcext:value-type="currency">
            <text:p>$122.82</text:p>
          </table:table-cell>
          <table:table-cell table:style-name="ce48"/>
          <table:table-cell table:number-columns-repeated="53"/>
        </table:table-row>
        <table:table-row table:style-name="ro3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style-name="ce36" office:value-type="string" calcext:value-type="string">
            <text:p>SMT</text:p>
            <text:p>Hand Placed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office:value-type="string" calcext:value-type="string">
            <text:p>Too tall for P&amp;P</text:p>
          </table:table-cell>
          <table:table-cell office:value-type="string" calcext:value-type="string">
            <text:p>Buck Inducto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445-3867-2-ND</text:p>
          </table:table-cell>
          <table:table-cell table:style-name="ce8" office:value-type="string" calcext:value-type="string">
            <text:p>4.7 uH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I45]*[.H45]" office:value-type="currency" office:currency="USD" office:value="0.8789" calcext:value-type="currency">
            <text:p>$0.88</text:p>
          </table:table-cell>
          <table:table-cell table:style-name="ce48" table:formula="of:=[.J45]*[.K$1]" office:value-type="currency" office:currency="USD" office:value="21.9725" calcext:value-type="currency">
            <text:p>$21.97</text:p>
          </table:table-cell>
          <table:table-cell table:formula="of:=[.H45]*[.$K$1]"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table:formula="of:=MAX(0;([.L45]-[.M4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I46]*[.H46]" office:value-type="currency" office:currency="USD" office:value="1.40472" calcext:value-type="currency">
            <text:p>$1.40</text:p>
          </table:table-cell>
          <table:table-cell table:style-name="ce48" table:formula="of:=[.J46]*[.K$1]" office:value-type="currency" office:currency="USD" office:value="35.118" calcext:value-type="currency">
            <text:p>$35.12</text:p>
          </table:table-cell>
          <table:table-cell table:style-name="ce14" table:formula="of:=[.H46]*[.$K$1]" office:value-type="float" office:value="75" calcext:value-type="float">
            <text:p>75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L46]-[.M4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9"/>
        </table:table-row>
        <table:table-row table:style-name="ro3">
          <table:table-cell office:value-type="string" calcext:value-type="string">
            <text:p>Too tall for P&amp;P</text:p>
          </table:table-cell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810-600B</text:p>
          </table:table-cell>
          <table:table-cell table:style-name="ce8"/>
          <table:table-cell/>
          <table:table-cell table:style-name="ce14"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I47]*[.H47]" office:value-type="currency" office:currency="USD" office:value="1.0752" calcext:value-type="currency">
            <text:p>$1.08</text:p>
          </table:table-cell>
          <table:table-cell table:style-name="ce48" table:formula="of:=[.J47]*[.K$1]" office:value-type="currency" office:currency="USD" office:value="26.88" calcext:value-type="currency">
            <text:p>$26.88</text:p>
          </table:table-cell>
          <table:table-cell table:formula="of:=[.H47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47]-[.M4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Too tall for P&amp;P</text:p>
          </table:table-cell>
          <table:table-cell office:value-type="string" calcext:value-type="string">
            <text:p>Triac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C3023S</text:p>
            <text:p>MOC3023S-TA1</text:p>
          </table:table-cell>
          <table:table-cell table:style-name="ce8"/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I48]*[.H48]" office:value-type="currency" office:currency="USD" office:value="0.2644" calcext:value-type="currency">
            <text:p>$0.26</text:p>
          </table:table-cell>
          <table:table-cell table:style-name="ce48" table:formula="of:=[.J48]*[.K$1]" office:value-type="currency" office:currency="USD" office:value="6.61" calcext:value-type="currency">
            <text:p>$6.61</text:p>
          </table:table-cell>
          <table:table-cell table:formula="of:=[.H48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48]-[.M4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13" office:value-type="string" calcext:value-type="string">
            <text:p>Too tall for P&amp;P</text:p>
          </table:table-cell>
          <table:table-cell table:style-name="ce5" office:value-type="string" calcext:value-type="string">
            <text:p>Push Button</text:p>
          </table:table-cell>
          <table:table-cell office:value-type="string" calcext:value-type="string">
            <text:p>Digikey</text:p>
          </table:table-cell>
          <table:table-cell table:style-name="ce5" office:value-type="string" calcext:value-type="string">
            <text:p>EVQ-PUJ02K</text:p>
          </table:table-cell>
          <table:table-cell table:style-name="ce24"/>
          <table:table-cell table:style-name="ce5"/>
          <table:table-cell table:style-name="ce14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42"/>
          <table:table-cell table:style-name="ce48" table:formula="of:=[.I49]*[.H49]" office:value-type="currency" office:currency="USD" office:value="0" calcext:value-type="currency">
            <text:p>$0.00</text:p>
          </table:table-cell>
          <table:table-cell table:style-name="ce48" table:formula="of:=[.J49]*[.K$1]" office:value-type="currency" office:currency="USD" office:value="0" calcext:value-type="currency">
            <text:p>$0.00</text:p>
          </table:table-cell>
          <table:table-cell table:formula="of:=[.H49]*[.$K$1]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formula="of:=MAX(0;([.L49]-[.M49]))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9"/>
        </table:table-row>
        <table:table-row table:style-name="ro3">
          <table:table-cell office:value-type="string" calcext:value-type="string">
            <text:p>Too tall for P&amp;P</text:p>
          </table:table-cell>
          <table:table-cell office:value-type="string" calcext:value-type="string">
            <text:p>Slide Switch (DIP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S04-254-2-02BK-SMT</text:p>
          </table:table-cell>
          <table:table-cell table:style-name="ce8"/>
          <table:table-cell/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I50]*[.H50]" office:value-type="currency" office:currency="USD" office:value="0.4068" calcext:value-type="currency">
            <text:p>$0.41</text:p>
          </table:table-cell>
          <table:table-cell table:style-name="ce48" table:formula="of:=[.J50]*[.K$1]" office:value-type="currency" office:currency="USD" office:value="10.17" calcext:value-type="currency">
            <text:p>$10.17</text:p>
          </table:table-cell>
          <table:table-cell table:formula="of:=[.H50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50]-[.M5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Too tall for P&amp;P</text:p>
          </table:table-cell>
          <table:table-cell office:value-type="string" calcext:value-type="string">
            <text:p>BMS Isola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711-1-ND</text:p>
          </table:table-cell>
          <table:table-cell table:style-name="ce8" office:value-type="string" calcext:value-type="string">
            <text:p>Trans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I51]*[.H51]" office:value-type="currency" office:currency="USD" office:value="8.064" calcext:value-type="currency">
            <text:p>$8.06</text:p>
          </table:table-cell>
          <table:table-cell table:style-name="ce48" table:formula="of:=[.J51]*[.K$1]" office:value-type="currency" office:currency="USD" office:value="201.6" calcext:value-type="currency">
            <text:p>$201.60</text:p>
          </table:table-cell>
          <table:table-cell table:formula="of:=[.H51]*[.$K$1]"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table:formula="of:=MAX(0;([.L51]-[.M5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6">
          <table:table-cell office:value-type="string" calcext:value-type="string">
            <text:p>Too tall for P&amp;P</text:p>
          </table:table-cell>
          <table:table-cell office:value-type="string" calcext:value-type="string">
            <text:p>ConnE isolation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7083in" svg:x="6.3311in" svg:y="10.6937in" draw:caption-point-x="-0.2402in" draw:caption-point-y="0.603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4">H11D1SR2M</text:span></text:p>
            <text:p><text:span text:style-name="T2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number-columns-repeated="2"/>
          <table:table-cell table:style-name="ce1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I52]*[.H52]" office:value-type="currency" office:currency="USD" office:value="0.5863" calcext:value-type="currency">
            <text:p>$0.59</text:p>
          </table:table-cell>
          <table:table-cell table:style-name="ce48" table:formula="of:=[.J52]*[.K$1]" office:value-type="currency" office:currency="USD" office:value="14.6575" calcext:value-type="currency">
            <text:p>$14.66</text:p>
          </table:table-cell>
          <table:table-cell table:formula="of:=[.H52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52]-[.M5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Too tall for P&amp;P</text:p>
          </table:table-cell>
          <table:table-cell office:value-type="string" calcext:value-type="string">
            <text:p>optoIso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620A-2X007T</text:p>
          </table:table-cell>
          <table:table-cell table:style-name="ce8"/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I53]*[.H53]" office:value-type="currency" office:currency="USD" office:value="1.314" calcext:value-type="currency">
            <text:p>$1.31</text:p>
          </table:table-cell>
          <table:table-cell table:style-name="ce48" table:formula="of:=[.J53]*[.K$1]" office:value-type="currency" office:currency="USD" office:value="32.85" calcext:value-type="currency">
            <text:p>$32.85</text:p>
          </table:table-cell>
          <table:table-cell table:formula="of:=[.H53]*[.$K$1]" office:value-type="float" office:value="50" calcext:value-type="float">
            <text:p>50</text:p>
          </table:table-cell>
          <table:table-cell office:value-type="float" office:value="316" calcext:value-type="float">
            <text:p>316</text:p>
          </table:table-cell>
          <table:table-cell table:formula="of:=MAX(0;([.L53]-[.M5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5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36" office:value-type="string" calcext:value-type="string">
            <text:p>Subtotal</text:p>
            <text:p>To This</text:p>
            <text:p>Line</text:p>
          </table:table-cell>
          <table:table-cell table:style-name="ce48" table:formula="of:=SUM([.J45:.J53])+[.J42]" office:value-type="currency" office:currency="USD" office:value="136.81873" calcext:value-type="currency">
            <text:p>$136.82</text:p>
          </table:table-cell>
          <table:table-cell table:style-name="ce48"/>
          <table:table-cell table:number-columns-repeated="53"/>
        </table:table-row>
        <table:table-row table:style-name="ro3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table:style-name="ce36" office:value-type="string" calcext:value-type="string">
            <text:p>Post-SMT Solder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HVDC→DC</text:p>
          </table:table-cell>
          <table:table-cell table:style-name="Default" office:value-type="string" calcext:value-type="string">
            <text:p>OnlineComponents</text:p>
          </table:table-cell>
          <table:table-cell table:style-name="ce8" office:value-type="string" calcext:value-type="string">
            <text:p>EPM1210SJ</text:p>
          </table:table-cell>
          <table:table-cell office:value-type="string" calcext:value-type="string">
            <text:p>-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I58]*[.H58]" office:value-type="currency" office:currency="USD" office:value="5.01" calcext:value-type="currency">
            <text:p>$5.01</text:p>
          </table:table-cell>
          <table:table-cell table:style-name="ce48" table:formula="of:=[.J58]*[.K$1]" office:value-type="currency" office:currency="USD" office:value="125.25" calcext:value-type="currency">
            <text:p>$125.25</text:p>
          </table:table-cell>
          <table:table-cell table:formula="of:=[.H58]*[.$K$1]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formula="of:=MAX(0;([.L58]-[.M5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BCM Conne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74917-6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94" calcext:value-type="currency">
            <text:p>$5.940</text:p>
          </table:table-cell>
          <table:table-cell table:style-name="ce48" table:formula="of:=[.I59]*[.H59]" office:value-type="currency" office:currency="USD" office:value="5.94" calcext:value-type="currency">
            <text:p>$5.94</text:p>
          </table:table-cell>
          <table:table-cell table:style-name="ce48" table:formula="of:=[.J59]*[.K$1]" office:value-type="currency" office:currency="USD" office:value="148.5" calcext:value-type="currency">
            <text:p>$148.50</text:p>
          </table:table-cell>
          <table:table-cell table:formula="of:=[.H59]*[.$K$1]"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MAX(0;([.L59]-[.M5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Capacitor - HV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11256-ND</text:p>
          </table:table-cell>
          <table:table-cell table:style-name="ce8" office:value-type="string" calcext:value-type="string">
            <text:p>33u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I60]*[.H60]" office:value-type="currency" office:currency="USD" office:value="1.2332" calcext:value-type="currency">
            <text:p>$1.23</text:p>
          </table:table-cell>
          <table:table-cell table:style-name="ce48" table:formula="of:=[.J60]*[.K$1]" office:value-type="currency" office:currency="USD" office:value="30.83" calcext:value-type="currency">
            <text:p>$30.83</text:p>
          </table:table-cell>
          <table:table-cell table:formula="of:=[.H60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60]-[.M6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86-125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I61]*[.H61]" office:value-type="currency" office:currency="USD" office:value="1.216" calcext:value-type="currency">
            <text:p>$1.22</text:p>
          </table:table-cell>
          <table:table-cell table:style-name="ce48" table:formula="of:=[.J61]*[.K$1]" office:value-type="currency" office:currency="USD" office:value="30.4" calcext:value-type="currency">
            <text:p>$30.40</text:p>
          </table:table-cell>
          <table:table-cell table:formula="of:=[.H61]*[.$K$1]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MAX(0;([.L61]-[.M6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Screw Terminal – 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5792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4.00204" calcext:value-type="currency">
            <text:p>$4.002</text:p>
          </table:table-cell>
          <table:table-cell table:style-name="ce48" table:formula="of:=[.I62]*[.H62]" office:value-type="currency" office:currency="USD" office:value="8.00408" calcext:value-type="currency">
            <text:p>$8.00</text:p>
          </table:table-cell>
          <table:table-cell table:style-name="ce48" table:formula="of:=[.J62]*[.K$1]" office:value-type="currency" office:currency="USD" office:value="200.102" calcext:value-type="currency">
            <text:p>$200.10</text:p>
          </table:table-cell>
          <table:table-cell table:formula="of:=[.H62]*[.$K$1]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formula="of:=MAX(0;([.L62]-[.M6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0.1” 1x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4407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7" calcext:value-type="float">
            <text:p>7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I63]*[.H63]" office:value-type="currency" office:currency="USD" office:value="1.96448" calcext:value-type="currency">
            <text:p>$1.96</text:p>
          </table:table-cell>
          <table:table-cell table:style-name="ce48" table:formula="of:=[.J63]*[.K$1]" office:value-type="currency" office:currency="USD" office:value="49.112" calcext:value-type="currency">
            <text:p>$49.11</text:p>
          </table:table-cell>
          <table:table-cell table:formula="of:=[.H63]*[.$K$1]" office:value-type="float" office:value="175" calcext:value-type="float">
            <text:p>175</text:p>
          </table:table-cell>
          <table:table-cell office:value-type="float" office:value="1020" calcext:value-type="float">
            <text:p>1020</text:p>
          </table:table-cell>
          <table:table-cell table:formula="of:=MAX(0;([.L63]-[.M6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20P Ribbo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H11-PBPC-D10-ST-B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9125" calcext:value-type="currency">
            <text:p>$0.391</text:p>
          </table:table-cell>
          <table:table-cell table:style-name="ce48" table:formula="of:=[.I64]*[.H64]" office:value-type="currency" office:currency="USD" office:value="0.7825" calcext:value-type="currency">
            <text:p>$0.78</text:p>
          </table:table-cell>
          <table:table-cell table:style-name="ce48" table:formula="of:=[.J64]*[.K$1]" office:value-type="currency" office:currency="USD" office:value="19.5625" calcext:value-type="currency">
            <text:p>$19.56</text:p>
          </table:table-cell>
          <table:table-cell table:formula="of:=[.H64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64]-[.M6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14P Ribbo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H11-PBPC-D07-ST-B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2898" calcext:value-type="currency">
            <text:p>$0.290</text:p>
          </table:table-cell>
          <table:table-cell table:style-name="ce48" table:formula="of:=[.I65]*[.H65]" office:value-type="currency" office:currency="USD" office:value="0.5796" calcext:value-type="currency">
            <text:p>$0.58</text:p>
          </table:table-cell>
          <table:table-cell table:style-name="ce48" table:formula="of:=[.J65]*[.K$1]" office:value-type="currency" office:currency="USD" office:value="14.49" calcext:value-type="currency">
            <text:p>$14.49</text:p>
          </table:table-cell>
          <table:table-cell table:formula="of:=[.H65]*[.$K$1]"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table:formula="of:=MAX(0;([.L65]-[.M6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10" office:value-type="string" calcext:value-type="string">
            <text:p>Thru Hole</text:p>
          </table:table-cell>
          <table:table-cell table:style-name="ce9" office:value-type="string" calcext:value-type="string">
            <text:p>0.1” 3x2</text:p>
          </table:table-cell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SAM1068-03-ND</text:p>
          </table:table-cell>
          <table:table-cell table:style-name="ce26"/>
          <table:table-cell table:style-name="ce9"/>
          <table:table-cell table:style-name="ce14" office:value-type="string" calcext:value-type="string">
            <text:p>hand</text:p>
          </table:table-cell>
          <table:table-cell table:style-name="ce9" office:value-type="float" office:value="0" calcext:value-type="float">
            <text:p>0</text:p>
          </table:table-cell>
          <table:table-cell table:style-name="ce42"/>
          <table:table-cell table:style-name="ce48" table:formula="of:=[.I66]*[.H66]" office:value-type="currency" office:currency="USD" office:value="0" calcext:value-type="currency">
            <text:p>$0.00</text:p>
          </table:table-cell>
          <table:table-cell table:style-name="ce48" table:formula="of:=[.J66]*[.K$1]" office:value-type="currency" office:currency="USD" office:value="0" calcext:value-type="currency">
            <text:p>$0.00</text:p>
          </table:table-cell>
          <table:table-cell table:formula="of:=[.H66]*[.$K$1]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formula="of:=MAX(0;([.L66]-[.M66]))" office:value-type="float" office:value="0" calcext:value-type="float">
            <text:p>0</text:p>
          </table:table-cell>
          <table:table-cell table:style-name="ce9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3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5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36" office:value-type="string" calcext:value-type="string">
            <text:p>Subtotal</text:p>
            <text:p>To This</text:p>
            <text:p>Line</text:p>
          </table:table-cell>
          <table:table-cell table:style-name="ce48" table:formula="of:=SUM([.J58:.J66])+[.J55]" office:value-type="currency" office:currency="USD" office:value="161.54859" calcext:value-type="currency">
            <text:p>$161.55</text:p>
          </table:table-cell>
          <table:table-cell table:style-name="ce48"/>
          <table:table-cell table:number-columns-repeated="53"/>
        </table:table-row>
        <table:table-row table:style-name="ro3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table:style-name="ce36" office:value-type="string" calcext:value-type="string">
            <text:p>Bolt-On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Fan</text:p>
          </table:table-cell>
          <table:table-cell table:style-name="Default" office:value-type="string" calcext:value-type="string">
            <text:p>OnlineComponents</text:p>
          </table:table-cell>
          <table:table-cell office:value-type="string" calcext:value-type="string">
            <text:p>MF60151VX-1000U-A99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3.4" calcext:value-type="currency">
            <text:p>$3.400</text:p>
          </table:table-cell>
          <table:table-cell table:style-name="ce48" table:formula="of:=[.I71]*[.H71]" office:value-type="currency" office:currency="USD" office:value="10.2" calcext:value-type="currency">
            <text:p>$10.20</text:p>
          </table:table-cell>
          <table:table-cell table:style-name="ce48" table:formula="of:=[.J71]*[.K$1]" office:value-type="currency" office:currency="USD" office:value="255" calcext:value-type="currency">
            <text:p>$255.00</text:p>
          </table:table-cell>
          <table:table-cell table:formula="of:=[.H71]*[.$K$1]"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formula="of:=MAX(0;([.L71]-[.M7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7">
          <table:table-cell office:value-type="string" calcext:value-type="string">
            <text:p>Electronics</text:p>
          </table:table-cell>
          <table:table-cell office:value-type="string" calcext:value-type="string">
            <text:p>Fuse AC &amp; 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  <text:p><text:span text:style-name="T4">0ADKC8000-BE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97" calcext:value-type="currency">
            <text:p>$0.397</text:p>
          </table:table-cell>
          <table:table-cell table:style-name="ce48" table:formula="of:=[.I72]*[.H72]" office:value-type="currency" office:currency="USD" office:value="0.794" calcext:value-type="currency">
            <text:p>$0.79</text:p>
          </table:table-cell>
          <table:table-cell table:style-name="ce48" table:formula="of:=[.J72]*[.K$1]" office:value-type="currency" office:currency="USD" office:value="19.85" calcext:value-type="currency">
            <text:p>$19.85</text:p>
          </table:table-cell>
          <table:table-cell table:formula="of:=[.H72]*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0;([.L72]-[.M72]))"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IEC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106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3.5851" calcext:value-type="currency">
            <text:p>$3.585</text:p>
          </table:table-cell>
          <table:table-cell table:style-name="ce48" table:formula="of:=[.I73]*[.H73]" office:value-type="currency" office:currency="USD" office:value="3.5851" calcext:value-type="currency">
            <text:p>$3.59</text:p>
          </table:table-cell>
          <table:table-cell table:style-name="ce48" table:formula="of:=[.J73]*[.K$1]" office:value-type="currency" office:currency="USD" office:value="89.6275" calcext:value-type="currency">
            <text:p>$89.63</text:p>
          </table:table-cell>
          <table:table-cell table:formula="of:=[.H73]*[.$K$1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MAX(0;([.L73]-[.M73]))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I74]*[.H74]" office:value-type="currency" office:currency="USD" office:value="34.31" calcext:value-type="currency">
            <text:p>$34.31</text:p>
          </table:table-cell>
          <table:table-cell table:style-name="ce48" table:formula="of:=[.J74]*[.K$1]" office:value-type="currency" office:currency="USD" office:value="857.75" calcext:value-type="currency">
            <text:p>$857.75</text:p>
          </table:table-cell>
          <table:table-cell table:formula="of:=[.H74]*[.$K$1]"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table:formula="of:=MAX(0;([.L74]-[.M7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15A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I75]*[.H75]" office:value-type="currency" office:currency="USD" office:value="1.12" calcext:value-type="currency">
            <text:p>$1.12</text:p>
          </table:table-cell>
          <table:table-cell table:style-name="ce48" table:formula="of:=[.J75]*[.K$1]" office:value-type="currency" office:currency="USD" office:value="28" calcext:value-type="currency">
            <text:p>$28.00</text:p>
          </table:table-cell>
          <table:table-cell table:formula="of:=[.H75]*[.$K$1]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MAX(0;([.L75]-[.M7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GRN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6]*[.H76]" office:value-type="currency" office:currency="USD" office:value="0.62" calcext:value-type="currency">
            <text:p>$0.62</text:p>
          </table:table-cell>
          <table:table-cell table:style-name="ce48" table:formula="of:=[.J76]*[.K$1]" office:value-type="currency" office:currency="USD" office:value="15.5" calcext:value-type="currency">
            <text:p>$15.50</text:p>
          </table:table-cell>
          <table:table-cell table:formula="of:=[.H76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6]-[.M7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WHT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7]*[.H77]" office:value-type="currency" office:currency="USD" office:value="0.62" calcext:value-type="currency">
            <text:p>$0.62</text:p>
          </table:table-cell>
          <table:table-cell table:style-name="ce48" table:formula="of:=[.J77]*[.K$1]" office:value-type="currency" office:currency="USD" office:value="15.5" calcext:value-type="currency">
            <text:p>$15.50</text:p>
          </table:table-cell>
          <table:table-cell table:formula="of:=[.H77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7]-[.M7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BL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8]*[.H78]" office:value-type="currency" office:currency="USD" office:value="0.62" calcext:value-type="currency">
            <text:p>$0.62</text:p>
          </table:table-cell>
          <table:table-cell table:style-name="ce48" table:formula="of:=[.J78]*[.K$1]" office:value-type="currency" office:currency="USD" office:value="15.5" calcext:value-type="currency">
            <text:p>$15.50</text:p>
          </table:table-cell>
          <table:table-cell table:formula="of:=[.H78]*[.$K$1]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MAX(0;([.L78]-[.M7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ORG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9]*[.H79]" office:value-type="currency" office:currency="USD" office:value="0.62" calcext:value-type="currency">
            <text:p>$0.62</text:p>
          </table:table-cell>
          <table:table-cell table:style-name="ce48" table:formula="of:=[.J79]*[.K$1]" office:value-type="currency" office:currency="USD" office:value="15.5" calcext:value-type="currency">
            <text:p>$15.50</text:p>
          </table:table-cell>
          <table:table-cell table:formula="of:=[.H79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9]-[.M7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Arduino Mega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lone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4.39" calcext:value-type="currency">
            <text:p>$14.390</text:p>
          </table:table-cell>
          <table:table-cell table:style-name="ce48" table:formula="of:=[.I80]*[.H80]" office:value-type="currency" office:currency="USD" office:value="14.39" calcext:value-type="currency">
            <text:p>$14.39</text:p>
          </table:table-cell>
          <table:table-cell table:style-name="ce48" table:formula="of:=[.J80]*[.K$1]" office:value-type="currency" office:currency="USD" office:value="359.75" calcext:value-type="currency">
            <text:p>$359.75</text:p>
          </table:table-cell>
          <table:table-cell table:formula="of:=[.H80]*[.$K$1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MAX(0;([.L80]-[.M80]))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6x1 Nut (Battery)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I81]*[.H81]" office:value-type="currency" office:currency="USD" office:value="1.08" calcext:value-type="currency">
            <text:p>$1.08</text:p>
          </table:table-cell>
          <table:table-cell table:style-name="ce48" table:formula="of:=[.J81]*[.K$1]" office:value-type="currency" office:currency="USD" office:value="27" calcext:value-type="currency">
            <text:p>$27.00</text:p>
          </table:table-cell>
          <table:table-cell table:formula="of:=[.H81]*[.$K$1]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MAX(0;([.L81]-[.M81]))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8 Washer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I82]*[.H82]" office:value-type="currency" office:currency="USD" office:value="0.3" calcext:value-type="currency">
            <text:p>$0.30</text:p>
          </table:table-cell>
          <table:table-cell table:style-name="ce48" table:formula="of:=[.J82]*[.K$1]" office:value-type="currency" office:currency="USD" office:value="7.5" calcext:value-type="currency">
            <text:p>$7.50</text:p>
          </table:table-cell>
          <table:table-cell table:formula="of:=[.H82]*[.$K$1]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MAX(0;([.L82]-[.M82]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8x1.25x40 Standoff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I83]*[.H83]" office:value-type="currency" office:currency="USD" office:value="4.8" calcext:value-type="currency">
            <text:p>$4.80</text:p>
          </table:table-cell>
          <table:table-cell table:style-name="ce48" table:formula="of:=[.J83]*[.K$1]" office:value-type="currency" office:currency="USD" office:value="120" calcext:value-type="currency">
            <text:p>$120.00</text:p>
          </table:table-cell>
          <table:table-cell table:formula="of:=[.H83]*[.$K$1]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MAX(0;([.L83]-[.M83]))"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8x1.25 Nut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I84]*[.H84]" office:value-type="currency" office:currency="USD" office:value="0.8" calcext:value-type="currency">
            <text:p>$0.80</text:p>
          </table:table-cell>
          <table:table-cell table:style-name="ce48" table:formula="of:=[.J84]*[.K$1]" office:value-type="currency" office:currency="USD" office:value="20" calcext:value-type="currency">
            <text:p>$20.00</text:p>
          </table:table-cell>
          <table:table-cell table:formula="of:=[.H84]*[.$K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MAX(0;([.L84]-[.M84]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8x1.25x12 mm Bolt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I85]*[.H85]" office:value-type="currency" office:currency="USD" office:value="0.72" calcext:value-type="currency">
            <text:p>$0.72</text:p>
          </table:table-cell>
          <table:table-cell table:style-name="ce48" table:formula="of:=[.J85]*[.K$1]" office:value-type="currency" office:currency="USD" office:value="18" calcext:value-type="currency">
            <text:p>$18.00</text:p>
          </table:table-cell>
          <table:table-cell table:formula="of:=[.H85]*[.$K$1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MAX(0;([.L85]-[.M85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office:annotation draw:style-name="gr2" draw:text-style-name="P2" svg:width="1.711in" svg:height="0.9701in" svg:x="2.9256in" svg:y="18.8217in" draw:caption-point-x="-0.2402in" draw:caption-point-y="0.6016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380A347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I86]*[.H86]" office:value-type="currency" office:currency="USD" office:value="0.201" calcext:value-type="currency">
            <text:p>$0.20</text:p>
          </table:table-cell>
          <table:table-cell table:style-name="ce48" table:formula="of:=[.J86]*[.K$1]" office:value-type="currency" office:currency="USD" office:value="5.025" calcext:value-type="currency">
            <text:p>$5.03</text:p>
          </table:table-cell>
          <table:table-cell table:formula="of:=[.H86]*[.$K$1]"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formula="of:=MAX(0;([.L86]-[.M8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4x10 bolt</text:p>
          </table:table-cell>
          <table:table-cell office:value-type="string" calcext:value-type="string">
            <text:p>Amazon</text:p>
          </table:table-cell>
          <table:table-cell/>
          <table:table-cell table:style-name="ce8" office:value-type="string" calcext:value-type="string">
            <text:p>Cover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I87]*[.H87]" office:value-type="currency" office:currency="USD" office:value="0.4495" calcext:value-type="currency">
            <text:p>$0.45</text:p>
          </table:table-cell>
          <table:table-cell table:style-name="ce48" table:formula="of:=[.J87]*[.K$1]" office:value-type="currency" office:currency="USD" office:value="11.2375" calcext:value-type="currency">
            <text:p>$11.24</text:p>
          </table:table-cell>
          <table:table-cell table:formula="of:=[.H87]*[.$K$1]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formula="of:=MAX(0;([.L87]-[.M87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4x25 bolt</text:p>
          </table:table-cell>
          <table:table-cell office:value-type="string" calcext:value-type="string">
            <text:p>Amazon</text:p>
          </table:table-cell>
          <table:table-cell/>
          <table:table-cell table:style-name="ce8" office:value-type="string" calcext:value-type="string">
            <text:p>Fans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I88]*[.H88]" office:value-type="currency" office:currency="USD" office:value="1.2588" calcext:value-type="currency">
            <text:p>$1.26</text:p>
          </table:table-cell>
          <table:table-cell table:style-name="ce48" table:formula="of:=[.J88]*[.K$1]" office:value-type="currency" office:currency="USD" office:value="31.47" calcext:value-type="currency">
            <text:p>$31.47</text:p>
          </table:table-cell>
          <table:table-cell table:formula="of:=[.H88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MAX(0;([.L88]-[.M88]))"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4 washer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4" calcext:value-type="float">
            <text:p>24</text:p>
          </table:table-cell>
          <table:table-cell table:style-name="ce42" office:value-type="currency" office:currency="USD" office:value="0.01" calcext:value-type="currency">
            <text:p>$0.010</text:p>
          </table:table-cell>
          <table:table-cell table:style-name="ce48" table:formula="of:=[.I89]*[.H89]" office:value-type="currency" office:currency="USD" office:value="0.24" calcext:value-type="currency">
            <text:p>$0.24</text:p>
          </table:table-cell>
          <table:table-cell table:style-name="ce48" table:formula="of:=[.J89]*[.K$1]" office:value-type="currency" office:currency="USD" office:value="6" calcext:value-type="currency">
            <text:p>$6.00</text:p>
          </table:table-cell>
          <table:table-cell table:formula="of:=[.H89]*[.$K$1]"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table:formula="of:=MAX(0;([.L89]-[.M89]))"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Plastic M4 Was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PC3441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0" calcext:value-type="float">
            <text:p>10</text:p>
          </table:table-cell>
          <table:table-cell table:style-name="ce42" office:value-type="currency" office:currency="USD" office:value="0.06098" calcext:value-type="currency">
            <text:p>$0.061</text:p>
          </table:table-cell>
          <table:table-cell table:style-name="ce48" table:formula="of:=[.I90]*[.H90]" office:value-type="currency" office:currency="USD" office:value="0.6098" calcext:value-type="currency">
            <text:p>$0.61</text:p>
          </table:table-cell>
          <table:table-cell table:style-name="ce48" table:formula="of:=[.J90]*[.K$1]" office:value-type="currency" office:currency="USD" office:value="15.245" calcext:value-type="currency">
            <text:p>$15.25</text:p>
          </table:table-cell>
          <table:table-cell table:formula="of:=[.H90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90]-[.M9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Hardware</text:p>
          </table:table-cell>
          <table:table-cell table:style-name="ce14" office:value-type="string" calcext:value-type="string">
            <text:p>M4 Nut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I91]*[.H91]" office:value-type="currency" office:currency="USD" office:value="0.35" calcext:value-type="currency">
            <text:p>$0.35</text:p>
          </table:table-cell>
          <table:table-cell table:style-name="ce48" table:formula="of:=[.J91]*[.K$1]" office:value-type="currency" office:currency="USD" office:value="8.75" calcext:value-type="currency">
            <text:p>$8.75</text:p>
          </table:table-cell>
          <table:table-cell table:formula="of:=[.H91]*[.$K$1]" office:value-type="float" office:value="175" calcext:value-type="float">
            <text:p>175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L91]-[.M91]))" office:value-type="float" office:value="75" calcext:value-type="float">
            <text:p>7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9"/>
          <table:table-cell table:number-columns-repeated="10"/>
        </table:table-row>
        <table:table-row table:style-name="ro3">
          <table:table-cell office:value-type="string" calcext:value-type="string">
            <text:p>Hardware</text:p>
          </table:table-cell>
          <table:table-cell office:value-type="string" calcext:value-type="string">
            <text:p>M4 Standoff for Co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1542-ND</text:p>
          </table:table-cell>
          <table:table-cell table:style-name="ce8" office:value-type="string" calcext:value-type="string">
            <text:p>20mm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I92]*[.H92]" office:value-type="currency" office:currency="USD" office:value="2.071" calcext:value-type="currency">
            <text:p>$2.07</text:p>
          </table:table-cell>
          <table:table-cell table:style-name="ce48" table:formula="of:=[.J92]*[.K$1]" office:value-type="currency" office:currency="USD" office:value="51.775" calcext:value-type="currency">
            <text:p>$51.78</text:p>
          </table:table-cell>
          <table:table-cell table:formula="of:=[.H92]*[.$K$1]"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table:formula="of:=MAX(0;([.L92]-[.M9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Mechanicals</text:p>
          </table:table-cell>
          <table:table-cell office:value-type="string" calcext:value-type="string">
            <text:p>Safety Acrylic</text:p>
          </table:table-cell>
          <table:table-cell table:number-columns-repeated="2"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6" calcext:value-type="currency">
            <text:p>$6.000</text:p>
          </table:table-cell>
          <table:table-cell table:style-name="ce48" table:formula="of:=[.I93]*[.H93]" office:value-type="currency" office:currency="USD" office:value="6" calcext:value-type="currency">
            <text:p>$6.00</text:p>
          </table:table-cell>
          <table:table-cell table:style-name="ce48" table:formula="of:=[.J93]*[.K$1]" office:value-type="currency" office:currency="USD" office:value="150" calcext:value-type="currency">
            <text:p>$150.00</text:p>
          </table:table-cell>
          <table:table-cell table:formula="of:=[.H93]*[.$K$1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MAX(0;([.L93]-[.M93]))"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Mechanicals</text:p>
          </table:table-cell>
          <table:table-cell office:value-type="string" calcext:value-type="string">
            <text:p>Aluminum Plate</text:p>
          </table:table-cell>
          <table:table-cell office:value-type="string" calcext:value-type="string">
            <text:p>EVS</text:p>
          </table:table-cell>
          <table:table-cell office:value-type="string" calcext:value-type="string">
            <text:p>JTS-LiBCM-001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I94]*[.H94]" office:value-type="currency" office:currency="USD" office:value="27.15" calcext:value-type="currency">
            <text:p>$27.15</text:p>
          </table:table-cell>
          <table:table-cell table:style-name="ce48" table:formula="of:=[.J94]*[.K$1]" office:value-type="currency" office:currency="USD" office:value="678.75" calcext:value-type="currency">
            <text:p>$678.75</text:p>
          </table:table-cell>
          <table:table-cell table:formula="of:=[.H94]*[.$K$1]"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table:formula="of:=MAX(0;([.L94]-[.M9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8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Batteri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7083-ND (works, meh)</text:p>
            <text:p><text:span text:style-name="T4">277-11172-ND (ideal)</text:span></text:p>
            <text:p><text:span text:style-name="T4">A27073-ND (on order)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65716" calcext:value-type="currency">
            <text:p>$0.657</text:p>
          </table:table-cell>
          <table:table-cell table:style-name="ce48" table:formula="of:=[.I95]*[.H95]" office:value-type="currency" office:currency="USD" office:value="3.94296" calcext:value-type="currency">
            <text:p>$3.94</text:p>
          </table:table-cell>
          <table:table-cell table:style-name="ce48" table:formula="of:=[.J95]*[.K$1]" office:value-type="currency" office:currency="USD" office:value="98.574" calcext:value-type="currency">
            <text:p>$98.57</text:p>
          </table:table-cell>
          <table:table-cell table:formula="of:=[.H95]*[.$K$1]"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MAX(0;([.L95]-[.M95]))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Fuse/Switc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6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I96]*[.H96]" office:value-type="currency" office:currency="USD" office:value="1.0488" calcext:value-type="currency">
            <text:p>$1.05</text:p>
          </table:table-cell>
          <table:table-cell table:style-name="ce48" table:formula="of:=[.J96]*[.K$1]" office:value-type="currency" office:currency="USD" office:value="26.22" calcext:value-type="currency">
            <text:p>$26.22</text:p>
          </table:table-cell>
          <table:table-cell table:formula="of:=[.H96]*[.$K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MAX(0;([.L96]-[.M9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Relay/HVDC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2030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I97]*[.H97]" office:value-type="currency" office:currency="USD" office:value="2.1488" calcext:value-type="currency">
            <text:p>$2.15</text:p>
          </table:table-cell>
          <table:table-cell table:style-name="ce48" table:formula="of:=[.J97]*[.K$1]" office:value-type="currency" office:currency="USD" office:value="53.72" calcext:value-type="currency">
            <text:p>$53.72</text:p>
          </table:table-cell>
          <table:table-cell table:formula="of:=[.H97]*[.$K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MAX(0;([.L97]-[.M9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Current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½" conduit nonslit – 25’ length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1/(25*12/73)" office:value-type="float" office:value="0.243333333333333" calcext:value-type="float">
            <office:annotation draw:style-name="gr1" draw:text-style-name="P2" svg:width="1.1413in" svg:height="0.7083in" svg:x="8.752in" svg:y="21.2953in" draw:caption-point-x="-0.2402in" draw:caption-point-y="0.6016in">
              <dc:date>2021-06-11T00:00:00</dc:date>
              <text:p text:style-name="P1"><text:span text:style-name="T1">Num(73” sections)/reel</text:span></text:p>
              <text:p text:style-name="P1"><text:span text:style-name="T1"/></text:p>
            </office:annotation>
            <text:p>0.24</text:p>
          </table:table-cell>
          <table:table-cell table:style-name="ce42" office:value-type="currency" office:currency="USD" office:value="14.99" calcext:value-type="currency">
            <text:p>$14.990</text:p>
          </table:table-cell>
          <table:table-cell table:style-name="ce48" table:formula="of:=[.I98]*[.H98]" office:value-type="currency" office:currency="USD" office:value="3.64756666666667" calcext:value-type="currency">
            <text:p>$3.65</text:p>
          </table:table-cell>
          <table:table-cell table:style-name="ce48" table:formula="of:=[.J98]*[.K$1]" office:value-type="currency" office:currency="USD" office:value="91.1891666666667" calcext:value-type="currency">
            <text:p>$91.19</text:p>
          </table:table-cell>
          <table:table-cell table:formula="of:=[.H98]*[.$K$1]" office:value-type="float" office:value="6.08333333333333" calcext:value-type="float">
            <text:p>6.08</text:p>
          </table:table-cell>
          <table:table-cell office:value-type="float" office:value="2" calcext:value-type="float">
            <text:p>2</text:p>
          </table:table-cell>
          <table:table-cell table:formula="of:=MAX(0;([.L98]-[.M98]))" office:value-type="float" office:value="4.08333333333333" calcext:value-type="float">
            <text:p>4.08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2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office:annotation draw:style-name="gr1" draw:text-style-name="P2" svg:width="1.1413in" svg:height="0.7083in" svg:x="2.9256in" svg:y="21.4614in" draw:caption-point-x="-0.2402in" draw:caption-point-y="0.61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office:value-type="string" calcext:value-type="string">
            <text:p>Ebay seller</text:p>
            <text:p>Acdcwireandsupply</text:p>
            <text:p>Search:</text:p>
            <text:p>“excelene #4 500”</text:p>
          </table:table-cell>
          <table:table-cell office:value-type="string" calcext:value-type="string">
            <text:p>Southwire Royal Excelene #4 – 500’</text:p>
            <text:p><text:span text:style-name="T5">Radnor #4 FP4167</text:span></text:p>
            <text:p><text:span text:style-name="T5">Direct #4 Flex-A-Prene FP0951</text:span></text:p>
            <text:p><text:span text:style-name="T5">Direct #4 Flex-A-Prene FP4-B50RD</text:span></text:p>
          </table:table-cell>
          <table:table-cell table:style-name="ce8" office:value-type="string" calcext:value-type="string">
            <text:p>4 AWG</text:p>
          </table:table-cell>
          <table:table-cell/>
          <table:table-cell table:style-name="ce14" office:value-type="string" calcext:value-type="string">
            <text:p>hand</text:p>
          </table:table-cell>
          <table:table-cell table:formula="of:=1/(500*12/86)" office:value-type="float" office:value="0.0143333333333333" calcext:value-type="float">
            <office:annotation draw:style-name="gr1" draw:text-style-name="P2" svg:width="1.1413in" svg:height="0.7083in" svg:x="8.752in" svg:y="21.4732in" draw:caption-point-x="-0.2402in" draw:caption-point-y="0.6012in">
              <dc:date>2021-06-11T00:00:00</dc:date>
              <text:p text:style-name="P1"><text:span text:style-name="T1">Num(86” sections) per reel</text:span></text:p>
            </office:annotation>
            <text:p>0.01</text:p>
          </table:table-cell>
          <table:table-cell table:style-name="ce42" office:value-type="currency" office:currency="USD" office:value="572.88" calcext:value-type="currency">
            <text:p>$572.880</text:p>
          </table:table-cell>
          <table:table-cell table:style-name="ce48" table:formula="of:=[.I99]*[.H99]" office:value-type="currency" office:currency="USD" office:value="8.21128" calcext:value-type="currency">
            <text:p>$8.21</text:p>
          </table:table-cell>
          <table:table-cell table:style-name="ce48" table:formula="of:=[.J99]*[.K$1]" office:value-type="currency" office:currency="USD" office:value="205.282" calcext:value-type="currency">
            <text:p>$205.28</text:p>
          </table:table-cell>
          <table:table-cell table:formula="of:=[.H99]*[.$K$1]" office:value-type="float" office:value="0.358333333333333" calcext:value-type="float">
            <text:p>0.36</text:p>
          </table:table-cell>
          <table:table-cell table:formula="of:=50/500" office:value-type="float" office:value="0.1" calcext:value-type="float">
            <text:p>0.1</text:p>
          </table:table-cell>
          <table:table-cell table:formula="of:=MAX(0;([.L99]-[.M99]))" office:value-type="float" office:value="0.258333333333333" calcext:value-type="float">
            <text:p>0.26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8S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office:annotation draw:style-name="gr3" draw:text-style-name="P2" svg:width="1.1413in" svg:height="1.4787in" svg:x="6.3311in" svg:y="22.1343in" draw:caption-point-x="-0.2402in" draw:caption-point-y="0.594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I100]*[.H100]" office:value-type="currency" office:currency="USD" office:value="4.24" calcext:value-type="currency">
            <text:p>$4.24</text:p>
          </table:table-cell>
          <table:table-cell table:style-name="ce48" table:formula="of:=[.J100]*[.K$1]" office:value-type="currency" office:currency="USD" office:value="106" calcext:value-type="currency">
            <text:p>$106.00</text:p>
          </table:table-cell>
          <table:table-cell table:formula="of:=[.H100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100]-[.M100]))" office:value-type="float" office:value="0" calcext:value-type="float">
            <text:p>0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2S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office:annotation draw:style-name="gr4" draw:text-style-name="P2" svg:width="1.1413in" svg:height="1.3232in" svg:x="6.3311in" svg:y="22.3122in" draw:caption-point-x="-0.2402in" draw:caption-point-y="0.5945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I101]*[.H101]" office:value-type="currency" office:currency="USD" office:value="4.52" calcext:value-type="currency">
            <text:p>$4.52</text:p>
          </table:table-cell>
          <table:table-cell table:style-name="ce48" table:formula="of:=[.J101]*[.K$1]" office:value-type="currency" office:currency="USD" office:value="113" calcext:value-type="currency">
            <text:p>$113.00</text:p>
          </table:table-cell>
          <table:table-cell table:formula="of:=[.H101]*[.$K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MAX(0;([.L101]-[.M101]))" office:value-type="float" office:value="0" calcext:value-type="float">
            <text:p>0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20P Ribbon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20M-25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I102]*[.H102]" office:value-type="currency" office:currency="USD" office:value="0.6654" calcext:value-type="currency">
            <text:p>$0.67</text:p>
          </table:table-cell>
          <table:table-cell table:style-name="ce48" table:formula="of:=[.J102]*[.K$1]" office:value-type="currency" office:currency="USD" office:value="16.635" calcext:value-type="currency">
            <text:p>$16.64</text:p>
          </table:table-cell>
          <table:table-cell table:formula="of:=[.H102]*[.$K$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MAX(0;([.L102]-[.M10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4P Ribbon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14M-25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I103]*[.H103]" office:value-type="currency" office:currency="USD" office:value="0.4942" calcext:value-type="currency">
            <text:p>$0.49</text:p>
          </table:table-cell>
          <table:table-cell table:style-name="ce48" table:formula="of:=[.J103]*[.K$1]" office:value-type="currency" office:currency="USD" office:value="12.355" calcext:value-type="currency">
            <text:p>$12.36</text:p>
          </table:table-cell>
          <table:table-cell table:formula="of:=[.H103]*[.$K$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MAX(0;([.L103]-[.M10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20P Ribbon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213-PPPC-D07-ID-BK</text:p>
            <text:p><text:span text:style-name="T4">71600-020LF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I104]*[.H104]" office:value-type="currency" office:currency="USD" office:value="1.05852" calcext:value-type="currency">
            <text:p>$1.06</text:p>
          </table:table-cell>
          <table:table-cell table:style-name="ce48" table:formula="of:=[.J104]*[.K$1]" office:value-type="currency" office:currency="USD" office:value="26.463" calcext:value-type="currency">
            <text:p>$26.46</text:p>
          </table:table-cell>
          <table:table-cell table:formula="of:=[.H104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104]-[.M104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4P Ribbon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213-PPPC-D10-ID-BK</text:p>
            <text:p><text:span text:style-name="T4">71600-014LF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I105]*[.H105]" office:value-type="currency" office:currency="USD" office:value="1.2726" calcext:value-type="currency">
            <text:p>$1.27</text:p>
          </table:table-cell>
          <table:table-cell table:style-name="ce48" table:formula="of:=[.J105]*[.K$1]" office:value-type="currency" office:currency="USD" office:value="31.815" calcext:value-type="currency">
            <text:p>$31.82</text:p>
          </table:table-cell>
          <table:table-cell table:formula="of:=[.H105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105]-[.M10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eyelet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RED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BLK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1/8" conduit – 100’ length</text:p>
          </table:table-cell>
          <table:table-cell table:number-columns-repeated="2"/>
          <table:table-cell table:style-name="ce14" office:value-type="string" calcext:value-type="string">
            <text:p>hand</text:p>
          </table:table-cell>
          <table:table-cell table:formula="of:=1/(100*12/33)" office:value-type="float" office:value="0.0275" calcext:value-type="float">
            <office:annotation draw:style-name="gr1" draw:text-style-name="P2" svg:width="1.1413in" svg:height="0.7083in" svg:x="8.752in" svg:y="24.0453in" draw:caption-point-x="-0.2402in" draw:caption-point-y="0.6016in">
              <dc:date>2021-06-11T00:00:00</dc:date>
              <text:p text:style-name="P1"><text:span text:style-name="T1">Num(36” sections)/reel</text:span></text:p>
            </office:annotation>
            <text:p>0.03</text:p>
          </table:table-cell>
          <table:table-cell table:style-name="ce42" table:formula="of:=8.99" office:value-type="currency" office:currency="USD" office:value="8.99" calcext:value-type="currency">
            <text:p>$8.990</text:p>
          </table:table-cell>
          <table:table-cell table:style-name="ce48" table:formula="of:=[.I109]*[.H109]" office:value-type="currency" office:currency="USD" office:value="0.247225" calcext:value-type="currency">
            <text:p>$0.25</text:p>
          </table:table-cell>
          <table:table-cell table:style-name="ce48" table:formula="of:=[.J109]*[.K$1]" office:value-type="currency" office:currency="USD" office:value="6.180625" calcext:value-type="currency">
            <text:p>$6.18</text:p>
          </table:table-cell>
          <table:table-cell table:formula="of:=[.H109]*[.$K$1]" office:value-type="float" office:value="0.6875" calcext:value-type="float">
            <text:p>0.69</text:p>
          </table:table-cell>
          <table:table-cell office:value-type="float" office:value="2" calcext:value-type="float">
            <text:p>2</text:p>
          </table:table-cell>
          <table:table-cell table:formula="of:=MAX(0;([.L109]-[.M10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MCM'E'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¼" conduit nonslit – 25’ length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1/(25*12/17)" office:value-type="float" office:value="0.0566666666666667" calcext:value-type="float">
            <office:annotation draw:style-name="gr1" draw:text-style-name="P2" svg:width="1.1413in" svg:height="0.7083in" svg:x="8.752in" svg:y="24.2232in" draw:caption-point-x="-0.2402in" draw:caption-point-y="0.6012in">
              <dc:date>2021-06-11T00:00:00</dc:date>
              <text:p text:style-name="P1"><text:span text:style-name="T1">num(17” Sections)/reel</text:span></text:p>
              <text:p text:style-name="P1"><text:span text:style-name="T1"/></text:p>
            </office:annotation>
            <text:p>0.06</text:p>
          </table:table-cell>
          <table:table-cell table:style-name="ce42" office:value-type="currency" office:currency="USD" office:value="11" calcext:value-type="currency">
            <text:p>$11.000</text:p>
          </table:table-cell>
          <table:table-cell table:style-name="ce48" table:formula="of:=[.I110]*[.H110]" office:value-type="currency" office:currency="USD" office:value="0.623333333333333" calcext:value-type="currency">
            <text:p>$0.62</text:p>
          </table:table-cell>
          <table:table-cell table:style-name="ce48" table:formula="of:=[.J110]*[.K$1]" office:value-type="currency" office:currency="USD" office:value="15.5833333333333" calcext:value-type="currency">
            <text:p>$15.58</text:p>
          </table:table-cell>
          <table:table-cell table:formula="of:=[.H110]*[.$K$1]" office:value-type="float" office:value="1.41666666666667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table:formula="of:=MAX(0;([.L110]-[.M110]))" office:value-type="float" office:value="0.416666666666667" calcext:value-type="float">
            <text:p>0.42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5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36" office:value-type="string" calcext:value-type="string">
            <text:p>Subtotal</text:p>
            <text:p>To This</text:p>
            <text:p>Line</text:p>
          </table:table-cell>
          <table:table-cell table:style-name="ce48" table:formula="of:=SUM([.J71:.J110])+[.J68]" office:value-type="currency" office:currency="USD" office:value="306.578475" calcext:value-type="currency">
            <text:p>$306.58</text:p>
          </table:table-cell>
          <table:table-cell table:style-name="ce48"/>
          <table:table-cell table:number-columns-repeated="53"/>
        </table:table-row>
        <table:table-row table:style-name="ro3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3">
          <table:table-cell table:number-columns-repeated="8"/>
          <table:table-cell table:style-name="ce36" office:value-type="string" calcext:value-type="string">
            <text:p>$/LiBCM:</text:p>
          </table:table-cell>
          <table:table-cell table:style-name="Default" table:number-columns-repeated="2"/>
          <table:table-cell table:number-columns-repeated="53"/>
        </table:table-row>
        <table:table-row table:style-name="ro3">
          <table:table-cell table:number-columns-repeated="8"/>
          <table:table-cell table:style-name="ce14" office:value-type="string" calcext:value-type="string">
            <text:p>BOM</text:p>
          </table:table-cell>
          <table:table-cell table:style-name="ce49" table:formula="of:=[.J112]" office:value-type="currency" office:currency="USD" office:value="306.578475" calcext:value-type="currency">
            <text:p>$306.58</text:p>
          </table:table-cell>
          <table:table-cell table:style-name="ce49"/>
          <table:table-cell table:number-columns-repeated="53"/>
        </table:table-row>
        <table:table-row table:style-name="ro4">
          <table:table-cell table:number-columns-repeated="8"/>
          <table:table-cell table:style-name="Default" office:value-type="string" calcext:value-type="string">
            <text:p>BOM</text:p>
            <text:p>(Overhead)</text:p>
          </table:table-cell>
          <table:table-cell table:style-name="ce49" table:formula="of:=[.J116]*(0.0925+0.111)" office:value-type="currency" office:currency="USD" office:value="62.3887196625" calcext:value-type="currency">
            <text:p>$62.39</text:p>
          </table:table-cell>
          <table:table-cell table:style-name="Default" office:value-type="string" calcext:value-type="string">
            <text:p>Assumes 10% failure rate</text:p>
          </table:table-cell>
          <table:table-cell table:number-columns-repeated="53"/>
        </table:table-row>
        <table:table-row table:style-name="ro4">
          <table:table-cell table:number-columns-repeated="8"/>
          <table:table-cell table:style-name="Default" office:value-type="string" calcext:value-type="string">
            <text:p>Labor</text:p>
            <text:p>(ATX)</text:p>
          </table:table-cell>
          <table:table-cell table:style-name="Default" table:formula="of:=25*4" office:value-type="float" office:value="100" calcext:value-type="float">
            <text:p>100</text:p>
          </table:table-cell>
          <table:table-cell table:style-name="Default"/>
          <table:table-cell table:number-columns-repeated="53"/>
        </table:table-row>
        <table:table-row table:style-name="ro3">
          <table:table-cell table:number-columns-repeated="8"/>
          <table:table-cell table:style-name="ce44" office:value-type="string" calcext:value-type="string">
            <text:p>NRE</text:p>
          </table:table-cell>
          <table:table-cell table:style-name="ce49" table:formula="of:=[.E148]" office:value-type="currency" office:currency="USD" office:value="30.073275" calcext:value-type="currency">
            <text:p>$30.07</text:p>
          </table:table-cell>
          <table:table-cell table:style-name="Default"/>
          <table:table-cell table:number-columns-repeated="53"/>
        </table:table-row>
        <table:table-row table:style-name="ro3">
          <table:table-cell table:number-columns-repeated="7"/>
          <table:table-cell table:style-name="ce36"/>
          <table:table-cell table:style-name="ce36" office:value-type="string" calcext:value-type="string">
            <text:p>Total COGs</text:p>
          </table:table-cell>
          <table:table-cell table:style-name="ce49" table:formula="of:=SUM([.J116:.J119])" office:value-type="currency" office:currency="USD" office:value="499.0404696625" calcext:value-type="currency">
            <text:p>$499.04</text:p>
          </table:table-cell>
          <table:table-cell table:style-name="ce4" office:value-type="string" calcext:value-type="string">
            <text:p>Does not include my labor</text:p>
          </table:table-cell>
          <table:table-cell table:number-columns-repeated="53"/>
        </table:table-row>
        <table:table-row table:style-name="ro3">
          <table:table-cell table:number-columns-repeated="3"/>
          <table:table-cell table:style-name="ce36" office:value-type="string" calcext:value-type="string">
            <text:p>One-time costs NRE</text:p>
          </table:table-cell>
          <table:table-cell table:number-columns-repeated="6"/>
          <table:table-cell table:style-name="ce49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Description</text:p>
          </table:table-cell>
          <table:table-cell table:style-name="ce8" office:value-type="string" calcext:value-type="string">
            <text:p>Amount</text:p>
          </table:table-cell>
          <table:table-cell table:number-columns-repeated="3"/>
          <table:table-cell table:style-name="ce46" office:value-type="string" calcext:value-type="string">
            <text:p>Sale Price</text:p>
          </table:table-cell>
          <table:table-cell table:style-name="ce48" office:value-type="currency" office:currency="USD" office:value="975" calcext:value-type="currency">
            <text:p>$975.00</text:p>
          </table:table-cell>
          <table:table-cell table:style-name="ce49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Digikey HVDCDC Noise Parts</text:p>
          </table:table-cell>
          <table:table-cell table:style-name="ce32" office:value-type="currency" office:currency="USD" office:value="28.24" calcext:value-type="currency">
            <text:p>$28.24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Digikey Proto Fan</text:p>
          </table:table-cell>
          <table:table-cell table:style-name="ce32" table:formula="of:=3.89*1.0925" office:value-type="currency" office:currency="USD" office:value="4.249825" calcext:value-type="currency">
            <text:p>$4.25</text:p>
          </table:table-cell>
          <table:table-cell table:number-columns-repeated="3"/>
          <table:table-cell table:style-name="Default" office:value-type="string" calcext:value-type="string">
            <text:p>Net profit</text:p>
          </table:table-cell>
          <table:table-cell table:style-name="ce49" table:formula="of:=[.J122]-[.J120]" office:value-type="currency" office:currency="USD" office:value="475.9595303375" calcext:value-type="currency">
            <text:p>$475.96</text:p>
          </table:table-cell>
          <table:table-cell table:style-name="ce4" office:value-type="string" calcext:value-type="string">
            <text:p>Does not include my labor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grid charger</text:p>
          </table:table-cell>
          <table:table-cell table:style-name="ce32" table:formula="of:=86.37*1.0925" office:value-type="currency" office:currency="USD" office:value="94.359225" calcext:value-type="currency">
            <text:p>$94.36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2 nF capacitors</text:p>
          </table:table-cell>
          <table:table-cell table:style-name="ce32" table:formula="of:=21.24*1.0925" office:value-type="currency" office:currency="USD" office:value="23.2047" calcext:value-type="currency">
            <text:p>$23.20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RevA PCB</text:p>
          </table:table-cell>
          <table:table-cell table:style-name="ce32" office:value-type="currency" office:currency="USD" office:value="201.56" calcext:value-type="currency">
            <text:p>$201.56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Crimping Tools</text:p>
          </table:table-cell>
          <table:table-cell table:style-name="ce32" office:value-type="currency" office:currency="USD" office:value="34.83" calcext:value-type="currency">
            <text:p>$34.83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QTY4 IMA harnesses</text:p>
          </table:table-cell>
          <table:table-cell table:style-name="ce32" table:formula="of:=105+62.45" office:value-type="currency" office:currency="USD" office:value="167.45" calcext:value-type="currency">
            <text:p>$167.45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Arduino Mega</text:p>
          </table:table-cell>
          <table:table-cell table:style-name="ce32" office:value-type="currency" office:currency="USD" office:value="50" calcext:value-type="currency">
            <text:p>$50.00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Atmel Debugger</text:p>
          </table:table-cell>
          <table:table-cell table:style-name="ce32" office:value-type="currency" office:currency="USD" office:value="92.94" calcext:value-type="currency">
            <text:p>$92.94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grid charger</text:p>
          </table:table-cell>
          <table:table-cell table:style-name="ce32" office:value-type="currency" office:currency="USD" office:value="140" calcext:value-type="currency">
            <text:p>$140.00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Junction Board</text:p>
          </table:table-cell>
          <table:table-cell table:style-name="ce32" office:value-type="currency" office:currency="USD" office:value="150" calcext:value-type="currency">
            <text:p>$150.00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McMaster Battery Hardware</text:p>
          </table:table-cell>
          <table:table-cell table:style-name="ce32" office:value-type="currency" office:currency="USD" office:value="133.73" calcext:value-type="currency">
            <text:p>$133.73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Linsight.org</text:p>
          </table:table-cell>
          <table:table-cell table:style-name="ce32" table:formula="of:=12+8.17+12" office:value-type="currency" office:currency="USD" office:value="32.17" calcext:value-type="currency">
            <text:p>$32.17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Digikey HMI switches</text:p>
          </table:table-cell>
          <table:table-cell table:style-name="ce32" office:value-type="currency" office:currency="USD" office:value="78.56" calcext:value-type="currency">
            <text:p>$78.56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Heat Former Parts</text:p>
          </table:table-cell>
          <table:table-cell table:style-name="ce32" office:value-type="currency" office:currency="USD" office:value="81.37" calcext:value-type="currency">
            <text:p>$81.37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RevB PCB (net increase)</text:p>
          </table:table-cell>
          <table:table-cell table:style-name="ce32" table:formula="of:=310.3-10*[.J4]" office:value-type="currency" office:currency="USD" office:value="191" calcext:value-type="currency">
            <text:p>$191.00</text:p>
          </table:table-cell>
          <table:table-cell table:number-columns-repeated="59"/>
        </table:table-row>
        <table:table-row table:style-name="ro3" table:number-rows-repeated="7">
          <table:table-cell table:number-columns-repeated="2"/>
          <table:table-cell table:style-name="Default"/>
          <table:table-cell/>
          <table:table-cell table:style-name="ce32"/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Prototyping NRE</text:p>
          </table:table-cell>
          <table:table-cell table:style-name="ce32" table:formula="of:=SUM([.E123:.E145])" office:value-type="currency" office:currency="USD" office:value="1503.66375" calcext:value-type="currency">
            <text:p>$1,503.66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/>
          <table:table-cell table:style-name="ce32"/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NRE $/Unit</text:p>
          </table:table-cell>
          <table:table-cell table:style-name="ce32" table:formula="of:=[.E146]/50" office:value-type="currency" office:currency="USD" office:value="30.073275" calcext:value-type="currency">
            <text:p>$30.07</text:p>
          </table:table-cell>
          <table:table-cell table:number-columns-repeated="59"/>
        </table:table-row>
        <table:table-row table:style-name="ro3" table:number-rows-repeated="10484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CB@SMT" table:style-name="ta1">
        <table:table-column table:style-name="co16" table:number-columns-repeated="55" table:default-cell-style-name="Default"/>
        <table:table-row table:style-name="ro3">
          <table:table-cell/>
          <table:table-cell table:style-name="ce35"/>
          <table:table-cell table:style-name="ce27"/>
          <table:table-cell table:style-name="ce35" table:number-columns-repeated="3"/>
          <table:table-cell table:style-name="ce52" table:number-columns-repeated="2"/>
          <table:table-cell/>
          <table:table-cell table:style-name="ce52" table:number-columns-repeated="2"/>
          <table:table-cell table:style-name="ce35"/>
          <table:table-cell table:style-name="ce52"/>
          <table:table-cell table:style-name="ce35" table:number-columns-repeated="2"/>
          <table:table-cell table:style-name="ce52"/>
          <table:table-cell table:style-name="ce35"/>
          <table:table-cell table:style-name="ce52"/>
          <table:table-cell table:style-name="ce35" table:number-columns-repeated="2"/>
          <table:table-cell table:style-name="ce67" table:number-columns-repeated="2"/>
          <table:table-cell table:style-name="ce35" table:number-columns-repeated="33"/>
        </table:table-row>
        <table:table-row table:style-name="ro3">
          <table:table-cell table:number-columns-repeated="55"/>
        </table:table-row>
        <table:table-row table:style-name="ro3">
          <table:table-cell table:style-name="ce36" office:value-type="string" calcext:value-type="string">
            <text:p>Resistors</text:p>
          </table:table-cell>
          <table:table-cell table:number-columns-repeated="54"/>
        </table:table-row>
        <table:table-row table:style-name="ro3" table:number-rows-repeated="19">
          <table:table-cell table:number-columns-repeated="55"/>
        </table:table-row>
        <table:table-row table:style-name="ro3">
          <table:table-cell table:style-name="ce36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6" table:default-cell-style-name="Default"/>
        <table:table-row table:style-name="ro3">
          <table:table-cell/>
        </table:table-row>
      </table:table>
      <table:table table:name="PCB@Sale" table:style-name="ta1">
        <table:table-column table:style-name="co16" table:default-cell-style-name="Default"/>
        <table:table-row table:style-name="ro3">
          <table:table-cell/>
        </table:table-row>
      </table:table>
      <table:table table:name="Kit@Sale" table:style-name="ta1">
        <table:table-column table:style-name="co1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BOM.C2:BOM.F74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21:54:17.991112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6-30T23:45:25.955248680</dc:date>
    <meta:generator>LibreOffice/7.0.1.2$MacOSX_X86_64 LibreOffice_project/7cbcfc562f6eb6708b5ff7d7397325de9e764452</meta:generator>
    <meta:editing-duration>P2DT8H3M22S</meta:editing-duration>
    <meta:editing-cycles>129</meta:editing-cycles>
    <meta:document-statistic meta:table-count="5" meta:cell-count="1297" meta:object-count="0"/>
  </office:meta>
</office:document-meta>
</file>